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f4855" officeooo:paragraph-rsid="001f4855"/>
    </style:style>
    <style:style style:name="P2" style:family="paragraph" style:parent-style-name="Standard">
      <style:text-properties officeooo:rsid="001f4855" officeooo:paragraph-rsid="00309a6c"/>
    </style:style>
    <style:style style:name="P3" style:family="paragraph" style:parent-style-name="Standard">
      <style:text-properties officeooo:rsid="001f4855" officeooo:paragraph-rsid="00379048"/>
    </style:style>
    <style:style style:name="P4" style:family="paragraph" style:parent-style-name="Standard">
      <style:text-properties officeooo:rsid="001f4855" officeooo:paragraph-rsid="0038edf9"/>
    </style:style>
    <style:style style:name="P5" style:family="paragraph" style:parent-style-name="Standard">
      <style:text-properties officeooo:rsid="0020649d" officeooo:paragraph-rsid="0020649d"/>
    </style:style>
    <style:style style:name="P6" style:family="paragraph" style:parent-style-name="Standard">
      <style:text-properties officeooo:rsid="0020649d" officeooo:paragraph-rsid="0021908f"/>
    </style:style>
    <style:style style:name="P7" style:family="paragraph" style:parent-style-name="Standard">
      <style:text-properties officeooo:rsid="0020649d" officeooo:paragraph-rsid="003f561b"/>
    </style:style>
    <style:style style:name="P8" style:family="paragraph" style:parent-style-name="Standard">
      <style:text-properties officeooo:rsid="0020649d" officeooo:paragraph-rsid="00430e6a"/>
    </style:style>
    <style:style style:name="P9" style:family="paragraph" style:parent-style-name="Standard">
      <style:text-properties officeooo:rsid="0020649d" officeooo:paragraph-rsid="0049b3dd"/>
    </style:style>
    <style:style style:name="P10" style:family="paragraph" style:parent-style-name="Standard">
      <style:text-properties officeooo:rsid="0022d86d" officeooo:paragraph-rsid="0022d86d"/>
    </style:style>
    <style:style style:name="P11" style:family="paragraph" style:parent-style-name="Standard">
      <style:text-properties officeooo:rsid="0022d86d" officeooo:paragraph-rsid="0039c5f9"/>
    </style:style>
    <style:style style:name="P12" style:family="paragraph" style:parent-style-name="Standard">
      <style:text-properties officeooo:rsid="0023dd29" officeooo:paragraph-rsid="0023dd29"/>
    </style:style>
    <style:style style:name="P13" style:family="paragraph" style:parent-style-name="Standard">
      <style:text-properties officeooo:rsid="0023dd29" officeooo:paragraph-rsid="002712b9"/>
    </style:style>
    <style:style style:name="P14" style:family="paragraph" style:parent-style-name="Standard">
      <style:text-properties officeooo:rsid="0023dd29" officeooo:paragraph-rsid="0031028e"/>
    </style:style>
    <style:style style:name="P15" style:family="paragraph" style:parent-style-name="Standard">
      <style:text-properties officeooo:rsid="0023dd29" officeooo:paragraph-rsid="003a260e"/>
    </style:style>
    <style:style style:name="P16" style:family="paragraph" style:parent-style-name="Standard">
      <style:text-properties officeooo:rsid="0023dd29" officeooo:paragraph-rsid="003e0188"/>
    </style:style>
    <style:style style:name="P17" style:family="paragraph" style:parent-style-name="Standard">
      <style:text-properties officeooo:rsid="0023dd29" officeooo:paragraph-rsid="0047f9d3"/>
    </style:style>
    <style:style style:name="P18" style:family="paragraph" style:parent-style-name="Standard">
      <style:text-properties officeooo:rsid="002712b9" officeooo:paragraph-rsid="002712b9"/>
    </style:style>
    <style:style style:name="P19" style:family="paragraph" style:parent-style-name="Standard">
      <style:text-properties officeooo:rsid="002712b9" officeooo:paragraph-rsid="0031028e"/>
    </style:style>
    <style:style style:name="P20" style:family="paragraph" style:parent-style-name="Standard">
      <style:text-properties officeooo:rsid="002b3d38" officeooo:paragraph-rsid="002b3d38"/>
    </style:style>
    <style:style style:name="P21" style:family="paragraph" style:parent-style-name="Standard">
      <style:text-properties officeooo:rsid="002b9f54" officeooo:paragraph-rsid="002b9f54"/>
    </style:style>
    <style:style style:name="P22" style:family="paragraph" style:parent-style-name="Standard">
      <style:text-properties officeooo:rsid="002d1ae7" officeooo:paragraph-rsid="002d1ae7"/>
    </style:style>
    <style:style style:name="P23" style:family="paragraph" style:parent-style-name="Standard">
      <style:text-properties officeooo:rsid="002d429a" officeooo:paragraph-rsid="002d429a"/>
    </style:style>
    <style:style style:name="P24" style:family="paragraph" style:parent-style-name="Standard">
      <style:text-properties officeooo:rsid="002eadaa" officeooo:paragraph-rsid="002eadaa"/>
    </style:style>
    <style:style style:name="P25" style:family="paragraph" style:parent-style-name="Standard">
      <style:text-properties officeooo:rsid="002eadaa" officeooo:paragraph-rsid="00327e52"/>
    </style:style>
    <style:style style:name="P26" style:family="paragraph" style:parent-style-name="Standard">
      <style:text-properties officeooo:rsid="002eadaa" officeooo:paragraph-rsid="0035da8f"/>
    </style:style>
    <style:style style:name="P27" style:family="paragraph" style:parent-style-name="Standard">
      <style:text-properties officeooo:rsid="002eadaa" officeooo:paragraph-rsid="00c3225f"/>
    </style:style>
    <style:style style:name="P28" style:family="paragraph" style:parent-style-name="Standard">
      <style:text-properties officeooo:rsid="002eadaa" officeooo:paragraph-rsid="00d93170"/>
    </style:style>
    <style:style style:name="P29" style:family="paragraph" style:parent-style-name="Standard">
      <style:text-properties officeooo:rsid="00309a6c" officeooo:paragraph-rsid="00309a6c"/>
    </style:style>
    <style:style style:name="P30" style:family="paragraph" style:parent-style-name="Standard">
      <style:text-properties officeooo:rsid="00309a6c" officeooo:paragraph-rsid="00327e52"/>
    </style:style>
    <style:style style:name="P31" style:family="paragraph" style:parent-style-name="Standard">
      <style:text-properties officeooo:rsid="00309a6c" officeooo:paragraph-rsid="0035da8f"/>
    </style:style>
    <style:style style:name="P32" style:family="paragraph" style:parent-style-name="Standard">
      <style:text-properties officeooo:rsid="0031028e" officeooo:paragraph-rsid="0031028e"/>
    </style:style>
    <style:style style:name="P33" style:family="paragraph" style:parent-style-name="Standard">
      <style:text-properties officeooo:rsid="00327e52" officeooo:paragraph-rsid="00327e52"/>
    </style:style>
    <style:style style:name="P34" style:family="paragraph" style:parent-style-name="Standard">
      <style:text-properties officeooo:rsid="00327e52" officeooo:paragraph-rsid="0035da8f"/>
    </style:style>
    <style:style style:name="P35" style:family="paragraph" style:parent-style-name="Standard">
      <style:text-properties officeooo:rsid="00359d7a" officeooo:paragraph-rsid="00359d7a"/>
    </style:style>
    <style:style style:name="P36" style:family="paragraph" style:parent-style-name="Standard">
      <style:text-properties officeooo:rsid="00379048" officeooo:paragraph-rsid="00379048"/>
    </style:style>
    <style:style style:name="P37" style:family="paragraph" style:parent-style-name="Standard">
      <style:text-properties officeooo:rsid="00379048" officeooo:paragraph-rsid="00421ada"/>
    </style:style>
    <style:style style:name="P38" style:family="paragraph" style:parent-style-name="Standard">
      <style:text-properties officeooo:rsid="0038edf9" officeooo:paragraph-rsid="0038edf9"/>
    </style:style>
    <style:style style:name="P39" style:family="paragraph" style:parent-style-name="Standard">
      <style:text-properties officeooo:rsid="0039c5f9" officeooo:paragraph-rsid="0039c5f9"/>
    </style:style>
    <style:style style:name="P40" style:family="paragraph" style:parent-style-name="Standard">
      <style:text-properties officeooo:rsid="003a260e" officeooo:paragraph-rsid="003a260e"/>
    </style:style>
    <style:style style:name="P41" style:family="paragraph" style:parent-style-name="Standard">
      <style:text-properties officeooo:rsid="003c0e3a" officeooo:paragraph-rsid="003c0e3a"/>
    </style:style>
    <style:style style:name="P42" style:family="paragraph" style:parent-style-name="Standard">
      <style:text-properties officeooo:rsid="003f561b" officeooo:paragraph-rsid="003f561b"/>
    </style:style>
    <style:style style:name="P43" style:family="paragraph" style:parent-style-name="Standard">
      <style:text-properties officeooo:rsid="00421ada" officeooo:paragraph-rsid="00421ada"/>
    </style:style>
    <style:style style:name="P44" style:family="paragraph" style:parent-style-name="Standard">
      <style:text-properties officeooo:rsid="00430e6a" officeooo:paragraph-rsid="00430e6a"/>
    </style:style>
    <style:style style:name="P45" style:family="paragraph" style:parent-style-name="Standard">
      <style:text-properties officeooo:rsid="00430e6a" officeooo:paragraph-rsid="00450f9d"/>
    </style:style>
    <style:style style:name="P46" style:family="paragraph" style:parent-style-name="Standard">
      <style:text-properties officeooo:rsid="00430e6a" officeooo:paragraph-rsid="00456e0c"/>
    </style:style>
    <style:style style:name="P47" style:family="paragraph" style:parent-style-name="Standard">
      <style:text-properties officeooo:rsid="00430e6a" officeooo:paragraph-rsid="0051248a"/>
    </style:style>
    <style:style style:name="P48" style:family="paragraph" style:parent-style-name="Standard">
      <style:text-properties officeooo:rsid="00430e6a" officeooo:paragraph-rsid="00523acb"/>
    </style:style>
    <style:style style:name="P49" style:family="paragraph" style:parent-style-name="Standard">
      <style:text-properties officeooo:rsid="00430e6a" officeooo:paragraph-rsid="005385c7"/>
    </style:style>
    <style:style style:name="P50" style:family="paragraph" style:parent-style-name="Standard">
      <style:text-properties officeooo:rsid="00430e6a" officeooo:paragraph-rsid="0054b07a"/>
    </style:style>
    <style:style style:name="P51" style:family="paragraph" style:parent-style-name="Standard">
      <style:text-properties officeooo:rsid="00430e6a" officeooo:paragraph-rsid="00e7a0f3"/>
    </style:style>
    <style:style style:name="P52" style:family="paragraph" style:parent-style-name="Standard">
      <style:text-properties officeooo:rsid="00430e6a" officeooo:paragraph-rsid="00e8c752"/>
    </style:style>
    <style:style style:name="P53" style:family="paragraph" style:parent-style-name="Standard">
      <style:text-properties officeooo:rsid="00430e6a" officeooo:paragraph-rsid="00e93167"/>
    </style:style>
    <style:style style:name="P54" style:family="paragraph" style:parent-style-name="Standard">
      <style:text-properties officeooo:rsid="00431022" officeooo:paragraph-rsid="00431022"/>
    </style:style>
    <style:style style:name="P55" style:family="paragraph" style:parent-style-name="Standard">
      <style:text-properties officeooo:rsid="00431022" officeooo:paragraph-rsid="00450f9d"/>
    </style:style>
    <style:style style:name="P56" style:family="paragraph" style:parent-style-name="Standard">
      <style:text-properties officeooo:rsid="00431022" officeooo:paragraph-rsid="00456e0c"/>
    </style:style>
    <style:style style:name="P57" style:family="paragraph" style:parent-style-name="Standard">
      <style:text-properties officeooo:rsid="00450f9d" officeooo:paragraph-rsid="00450f9d"/>
    </style:style>
    <style:style style:name="P58" style:family="paragraph" style:parent-style-name="Standard">
      <style:text-properties officeooo:rsid="00456e0c" officeooo:paragraph-rsid="00456e0c"/>
    </style:style>
    <style:style style:name="P59" style:family="paragraph" style:parent-style-name="Standard">
      <style:text-properties officeooo:rsid="0047f9d3" officeooo:paragraph-rsid="0047f9d3"/>
    </style:style>
    <style:style style:name="P60" style:family="paragraph" style:parent-style-name="Standard">
      <style:text-properties officeooo:rsid="0049b3dd" officeooo:paragraph-rsid="0049b3dd"/>
    </style:style>
    <style:style style:name="P61" style:family="paragraph" style:parent-style-name="Standard">
      <style:text-properties officeooo:rsid="004b21cb" officeooo:paragraph-rsid="004cdb41"/>
    </style:style>
    <style:style style:name="P62" style:family="paragraph" style:parent-style-name="Standard">
      <style:text-properties officeooo:rsid="004f5f6c" officeooo:paragraph-rsid="004f5f6c"/>
    </style:style>
    <style:style style:name="P63" style:family="paragraph" style:parent-style-name="Standard">
      <style:text-properties officeooo:rsid="004f5f6c" officeooo:paragraph-rsid="00523acb"/>
    </style:style>
    <style:style style:name="P64" style:family="paragraph" style:parent-style-name="Standard">
      <style:text-properties officeooo:rsid="004f5f6c" officeooo:paragraph-rsid="005385c7"/>
    </style:style>
    <style:style style:name="P65" style:family="paragraph" style:parent-style-name="Standard">
      <style:text-properties officeooo:rsid="004f5f6c" officeooo:paragraph-rsid="0054b07a"/>
    </style:style>
    <style:style style:name="P66" style:family="paragraph" style:parent-style-name="Standard">
      <style:text-properties officeooo:rsid="004f5f6c" officeooo:paragraph-rsid="005671c1"/>
    </style:style>
    <style:style style:name="P67" style:family="paragraph" style:parent-style-name="Standard">
      <style:text-properties officeooo:rsid="004ffcde" officeooo:paragraph-rsid="004ffcde"/>
    </style:style>
    <style:style style:name="P68" style:family="paragraph" style:parent-style-name="Standard">
      <style:text-properties officeooo:rsid="004ffcde" officeooo:paragraph-rsid="00523acb"/>
    </style:style>
    <style:style style:name="P69" style:family="paragraph" style:parent-style-name="Standard">
      <style:text-properties officeooo:rsid="004ffcde" officeooo:paragraph-rsid="005385c7"/>
    </style:style>
    <style:style style:name="P70" style:family="paragraph" style:parent-style-name="Standard">
      <style:text-properties officeooo:rsid="004ffcde" officeooo:paragraph-rsid="0054b07a"/>
    </style:style>
    <style:style style:name="P71" style:family="paragraph" style:parent-style-name="Standard">
      <style:text-properties officeooo:rsid="004ffcde" officeooo:paragraph-rsid="0057db4c"/>
    </style:style>
    <style:style style:name="P72" style:family="paragraph" style:parent-style-name="Standard">
      <style:text-properties officeooo:rsid="0051248a" officeooo:paragraph-rsid="0051248a"/>
    </style:style>
    <style:style style:name="P73" style:family="paragraph" style:parent-style-name="Standard">
      <style:text-properties officeooo:rsid="0051248a" officeooo:paragraph-rsid="00523acb"/>
    </style:style>
    <style:style style:name="P74" style:family="paragraph" style:parent-style-name="Standard">
      <style:text-properties officeooo:rsid="0051248a" officeooo:paragraph-rsid="005385c7"/>
    </style:style>
    <style:style style:name="P75" style:family="paragraph" style:parent-style-name="Standard">
      <style:text-properties officeooo:rsid="0051248a" officeooo:paragraph-rsid="0054b07a"/>
    </style:style>
    <style:style style:name="P76" style:family="paragraph" style:parent-style-name="Standard">
      <style:text-properties officeooo:rsid="0051248a" officeooo:paragraph-rsid="005671c1"/>
    </style:style>
    <style:style style:name="P77" style:family="paragraph" style:parent-style-name="Standard">
      <style:text-properties officeooo:rsid="0051248a" officeooo:paragraph-rsid="005d1ddb"/>
    </style:style>
    <style:style style:name="P78" style:family="paragraph" style:parent-style-name="Standard">
      <style:text-properties officeooo:rsid="005385c7" officeooo:paragraph-rsid="005385c7"/>
    </style:style>
    <style:style style:name="P79" style:family="paragraph" style:parent-style-name="Standard">
      <style:text-properties officeooo:rsid="005635fa" officeooo:paragraph-rsid="005635fa"/>
    </style:style>
    <style:style style:name="P80" style:family="paragraph" style:parent-style-name="Standard">
      <style:text-properties officeooo:rsid="005671c1" officeooo:paragraph-rsid="005671c1"/>
    </style:style>
    <style:style style:name="P81" style:family="paragraph" style:parent-style-name="Standard">
      <style:text-properties officeooo:rsid="005a73de" officeooo:paragraph-rsid="005a73de"/>
    </style:style>
    <style:style style:name="P82" style:family="paragraph" style:parent-style-name="Standard">
      <style:text-properties officeooo:rsid="005a73de" officeooo:paragraph-rsid="005d1ddb"/>
    </style:style>
    <style:style style:name="P83" style:family="paragraph" style:parent-style-name="Standard">
      <style:text-properties officeooo:rsid="005cb8f3" officeooo:paragraph-rsid="005cb8f3"/>
    </style:style>
    <style:style style:name="P84" style:family="paragraph" style:parent-style-name="Standard">
      <style:text-properties officeooo:rsid="005cb8f3" officeooo:paragraph-rsid="0077116f"/>
    </style:style>
    <style:style style:name="P85" style:family="paragraph" style:parent-style-name="Standard">
      <style:text-properties officeooo:rsid="005e497f" officeooo:paragraph-rsid="005e497f"/>
    </style:style>
    <style:style style:name="P86" style:family="paragraph" style:parent-style-name="Standard">
      <style:text-properties officeooo:rsid="005e497f" officeooo:paragraph-rsid="006243cf"/>
    </style:style>
    <style:style style:name="P87" style:family="paragraph" style:parent-style-name="Standard">
      <style:text-properties officeooo:rsid="005e497f" officeooo:paragraph-rsid="0064048d"/>
    </style:style>
    <style:style style:name="P88" style:family="paragraph" style:parent-style-name="Standard">
      <style:text-properties officeooo:rsid="0061f505" officeooo:paragraph-rsid="0061f505"/>
    </style:style>
    <style:style style:name="P89" style:family="paragraph" style:parent-style-name="Standard">
      <style:text-properties officeooo:rsid="0061f505" officeooo:paragraph-rsid="0064048d"/>
    </style:style>
    <style:style style:name="P90" style:family="paragraph" style:parent-style-name="Standard">
      <style:text-properties officeooo:rsid="0061f505" officeooo:paragraph-rsid="00bcf045"/>
    </style:style>
    <style:style style:name="P91" style:family="paragraph" style:parent-style-name="Standard">
      <style:text-properties officeooo:rsid="006243cf" officeooo:paragraph-rsid="006243cf"/>
    </style:style>
    <style:style style:name="P92" style:family="paragraph" style:parent-style-name="Standard">
      <style:text-properties officeooo:rsid="006243cf" officeooo:paragraph-rsid="0064048d"/>
    </style:style>
    <style:style style:name="P93" style:family="paragraph" style:parent-style-name="Standard">
      <style:text-properties officeooo:rsid="006243cf" officeooo:paragraph-rsid="007aed69"/>
    </style:style>
    <style:style style:name="P94" style:family="paragraph" style:parent-style-name="Standard">
      <style:text-properties officeooo:rsid="006243cf" officeooo:paragraph-rsid="00bcf045"/>
    </style:style>
    <style:style style:name="P95" style:family="paragraph" style:parent-style-name="Standard">
      <style:text-properties officeooo:rsid="0064048d" officeooo:paragraph-rsid="0064048d"/>
    </style:style>
    <style:style style:name="P96" style:family="paragraph" style:parent-style-name="Standard">
      <style:text-properties officeooo:rsid="00689916" officeooo:paragraph-rsid="00689916"/>
    </style:style>
    <style:style style:name="P97" style:family="paragraph" style:parent-style-name="Standard">
      <style:text-properties officeooo:rsid="0069813b" officeooo:paragraph-rsid="0069813b"/>
    </style:style>
    <style:style style:name="P98" style:family="paragraph" style:parent-style-name="Standard">
      <style:text-properties officeooo:rsid="006ccc41" officeooo:paragraph-rsid="006ccc41"/>
    </style:style>
    <style:style style:name="P99" style:family="paragraph" style:parent-style-name="Standard">
      <style:text-properties officeooo:rsid="006d4f8f" officeooo:paragraph-rsid="006d4f8f"/>
    </style:style>
    <style:style style:name="P100" style:family="paragraph" style:parent-style-name="Standard">
      <style:text-properties officeooo:rsid="00774a30" officeooo:paragraph-rsid="00774a30"/>
    </style:style>
    <style:style style:name="P101" style:family="paragraph" style:parent-style-name="Standard">
      <style:text-properties officeooo:rsid="007980b7" officeooo:paragraph-rsid="007980b7"/>
    </style:style>
    <style:style style:name="P102" style:family="paragraph" style:parent-style-name="Standard">
      <style:text-properties officeooo:rsid="007ccebe" officeooo:paragraph-rsid="007ccebe"/>
    </style:style>
    <style:style style:name="P103" style:family="paragraph" style:parent-style-name="Standard">
      <style:text-properties officeooo:rsid="008762ba" officeooo:paragraph-rsid="008762ba"/>
    </style:style>
    <style:style style:name="P104" style:family="paragraph" style:parent-style-name="Standard">
      <style:text-properties officeooo:rsid="008762ba" officeooo:paragraph-rsid="00933307"/>
    </style:style>
    <style:style style:name="P105" style:family="paragraph" style:parent-style-name="Standard">
      <style:text-properties officeooo:rsid="008762ba" officeooo:paragraph-rsid="00bb6c22"/>
    </style:style>
    <style:style style:name="P106" style:family="paragraph" style:parent-style-name="Standard">
      <style:text-properties officeooo:rsid="008762ba" officeooo:paragraph-rsid="00bcf045"/>
    </style:style>
    <style:style style:name="P107" style:family="paragraph" style:parent-style-name="Standard">
      <style:text-properties officeooo:rsid="0088afad" officeooo:paragraph-rsid="0088afad"/>
    </style:style>
    <style:style style:name="P108" style:family="paragraph" style:parent-style-name="Standard">
      <style:text-properties officeooo:rsid="0093b407" officeooo:paragraph-rsid="0093b407"/>
    </style:style>
    <style:style style:name="P109" style:family="paragraph" style:parent-style-name="Standard">
      <style:text-properties officeooo:rsid="004c84d0" officeooo:paragraph-rsid="004cdb41"/>
    </style:style>
    <style:style style:name="P110" style:family="paragraph" style:parent-style-name="Standard">
      <style:text-properties fo:font-weight="normal" officeooo:rsid="007db97f" officeooo:paragraph-rsid="007db97f" style:font-weight-asian="normal" style:font-weight-complex="normal"/>
    </style:style>
    <style:style style:name="P111" style:family="paragraph" style:parent-style-name="Standard">
      <style:text-properties fo:font-weight="normal" officeooo:rsid="007db97f" officeooo:paragraph-rsid="00933307" style:font-weight-asian="normal" style:font-weight-complex="normal"/>
    </style:style>
    <style:style style:name="P112" style:family="paragraph" style:parent-style-name="Standard">
      <style:text-properties fo:font-weight="normal" officeooo:rsid="007db97f" officeooo:paragraph-rsid="00bb6c22" style:font-weight-asian="normal" style:font-weight-complex="normal"/>
    </style:style>
    <style:style style:name="P113" style:family="paragraph" style:parent-style-name="Standard">
      <style:text-properties fo:font-weight="normal" officeooo:rsid="0081a754" officeooo:paragraph-rsid="0081a754" style:font-weight-asian="normal" style:font-weight-complex="normal"/>
    </style:style>
    <style:style style:name="P114" style:family="paragraph" style:parent-style-name="Standard">
      <style:text-properties fo:font-weight="normal" officeooo:rsid="0082b9f4" officeooo:paragraph-rsid="0082b9f4" style:font-weight-asian="normal" style:font-weight-complex="normal"/>
    </style:style>
    <style:style style:name="P115" style:family="paragraph" style:parent-style-name="Standard">
      <style:text-properties fo:font-weight="normal" officeooo:rsid="0091c80f" officeooo:paragraph-rsid="0091c80f" style:font-weight-asian="normal" style:font-weight-complex="normal"/>
    </style:style>
    <style:style style:name="P116" style:family="paragraph" style:parent-style-name="Standard">
      <style:text-properties fo:font-weight="normal" officeooo:rsid="00933307" officeooo:paragraph-rsid="00933307" style:font-weight-asian="normal" style:font-weight-complex="normal"/>
    </style:style>
    <style:style style:name="P117" style:family="paragraph" style:parent-style-name="Standard">
      <style:text-properties fo:font-weight="normal" officeooo:rsid="00933307" officeooo:paragraph-rsid="00bb6c22" style:font-weight-asian="normal" style:font-weight-complex="normal"/>
    </style:style>
    <style:style style:name="P118" style:family="paragraph" style:parent-style-name="Standard">
      <style:text-properties fo:font-weight="normal" officeooo:rsid="0095dfb2" officeooo:paragraph-rsid="0095dfb2" style:font-weight-asian="normal" style:font-weight-complex="normal"/>
    </style:style>
    <style:style style:name="P119" style:family="paragraph" style:parent-style-name="Standard">
      <style:text-properties fo:font-weight="normal" officeooo:rsid="00a1dddc" officeooo:paragraph-rsid="00a1dddc" style:font-weight-asian="normal" style:font-weight-complex="normal"/>
    </style:style>
    <style:style style:name="P120" style:family="paragraph" style:parent-style-name="Standard">
      <style:text-properties fo:font-weight="normal" officeooo:rsid="00a1dddc" officeooo:paragraph-rsid="00a64f00" style:font-weight-asian="normal" style:font-weight-complex="normal"/>
    </style:style>
    <style:style style:name="P121" style:family="paragraph" style:parent-style-name="Standard">
      <style:text-properties fo:font-weight="normal" officeooo:rsid="00a2e88d" officeooo:paragraph-rsid="00a2e88d" style:font-weight-asian="normal" style:font-weight-complex="normal"/>
    </style:style>
    <style:style style:name="P122" style:family="paragraph" style:parent-style-name="Standard">
      <style:text-properties fo:font-weight="normal" officeooo:rsid="00a2e88d" officeooo:paragraph-rsid="00a64f00" style:font-weight-asian="normal" style:font-weight-complex="normal"/>
    </style:style>
    <style:style style:name="P123" style:family="paragraph" style:parent-style-name="Standard">
      <style:text-properties fo:font-weight="normal" officeooo:rsid="00a2e88d" officeooo:paragraph-rsid="00a89367" style:font-weight-asian="normal" style:font-weight-complex="normal"/>
    </style:style>
    <style:style style:name="P124" style:family="paragraph" style:parent-style-name="Standard">
      <style:text-properties fo:font-weight="normal" officeooo:rsid="00a404b1" officeooo:paragraph-rsid="00a404b1" style:font-weight-asian="normal" style:font-weight-complex="normal"/>
    </style:style>
    <style:style style:name="P125" style:family="paragraph" style:parent-style-name="Standard">
      <style:text-properties fo:font-weight="normal" officeooo:rsid="00a404b1" officeooo:paragraph-rsid="00a64f00" style:font-weight-asian="normal" style:font-weight-complex="normal"/>
    </style:style>
    <style:style style:name="P126" style:family="paragraph" style:parent-style-name="Standard">
      <style:text-properties fo:font-weight="normal" officeooo:rsid="00a404b1" officeooo:paragraph-rsid="00a89367" style:font-weight-asian="normal" style:font-weight-complex="normal"/>
    </style:style>
    <style:style style:name="P127" style:family="paragraph" style:parent-style-name="Standard">
      <style:text-properties fo:font-weight="normal" officeooo:rsid="00a64f00" officeooo:paragraph-rsid="00a64f00" style:font-weight-asian="normal" style:font-weight-complex="normal"/>
    </style:style>
    <style:style style:name="P128" style:family="paragraph" style:parent-style-name="Standard">
      <style:text-properties fo:font-weight="normal" officeooo:rsid="00a76b8f" officeooo:paragraph-rsid="00a76b8f" style:font-weight-asian="normal" style:font-weight-complex="normal"/>
    </style:style>
    <style:style style:name="P129" style:family="paragraph" style:parent-style-name="Standard">
      <style:text-properties fo:font-weight="normal" officeooo:rsid="00a76b8f" officeooo:paragraph-rsid="00cd5664" style:font-weight-asian="normal" style:font-weight-complex="normal"/>
    </style:style>
    <style:style style:name="P130" style:family="paragraph" style:parent-style-name="Standard">
      <style:text-properties fo:font-weight="normal" officeooo:rsid="00a76b8f" officeooo:paragraph-rsid="00de42be" style:font-weight-asian="normal" style:font-weight-complex="normal"/>
    </style:style>
    <style:style style:name="P131" style:family="paragraph" style:parent-style-name="Standard">
      <style:text-properties fo:font-weight="normal" officeooo:rsid="002d1ae7" officeooo:paragraph-rsid="00a76b8f" style:font-weight-asian="normal" style:font-weight-complex="normal"/>
    </style:style>
    <style:style style:name="P132" style:family="paragraph" style:parent-style-name="Standard">
      <style:text-properties fo:font-weight="normal" officeooo:rsid="002d1ae7" officeooo:paragraph-rsid="00cd5664" style:font-weight-asian="normal" style:font-weight-complex="normal"/>
    </style:style>
    <style:style style:name="P133" style:family="paragraph" style:parent-style-name="Standard">
      <style:text-properties fo:font-weight="normal" officeooo:rsid="002d1ae7" officeooo:paragraph-rsid="00de42be" style:font-weight-asian="normal" style:font-weight-complex="normal"/>
    </style:style>
    <style:style style:name="P134" style:family="paragraph" style:parent-style-name="Standard">
      <style:text-properties fo:font-weight="normal" officeooo:rsid="00a89367" officeooo:paragraph-rsid="00a89367" style:font-weight-asian="normal" style:font-weight-complex="normal"/>
    </style:style>
    <style:style style:name="P135" style:family="paragraph" style:parent-style-name="Standard">
      <style:text-properties fo:font-weight="normal" officeooo:rsid="00ab47c4" officeooo:paragraph-rsid="00ab47c4" style:font-weight-asian="normal" style:font-weight-complex="normal"/>
    </style:style>
    <style:style style:name="P136" style:family="paragraph" style:parent-style-name="Standard">
      <style:text-properties fo:font-weight="normal" officeooo:rsid="00aec2de" officeooo:paragraph-rsid="00aec2de" style:font-weight-asian="normal" style:font-weight-complex="normal"/>
    </style:style>
    <style:style style:name="P137" style:family="paragraph" style:parent-style-name="Standard">
      <style:text-properties fo:font-weight="normal" officeooo:rsid="00b4d8d6" officeooo:paragraph-rsid="00b9a05a" style:font-weight-asian="normal" style:font-weight-complex="normal"/>
    </style:style>
    <style:style style:name="P138" style:family="paragraph" style:parent-style-name="Standard">
      <style:text-properties fo:font-weight="normal" officeooo:rsid="00bbdf1a" officeooo:paragraph-rsid="00bbdf1a" style:font-weight-asian="normal" style:font-weight-complex="normal"/>
    </style:style>
    <style:style style:name="P139" style:family="paragraph" style:parent-style-name="Standard">
      <style:text-properties fo:font-weight="normal" officeooo:rsid="006243cf" officeooo:paragraph-rsid="00bcf045" style:font-weight-asian="normal" style:font-weight-complex="normal"/>
    </style:style>
    <style:style style:name="P140" style:family="paragraph" style:parent-style-name="Standard">
      <style:text-properties fo:font-weight="normal" officeooo:rsid="00bfadb0" officeooo:paragraph-rsid="00bfadb0" style:font-weight-asian="normal" style:font-weight-complex="normal"/>
    </style:style>
    <style:style style:name="P141" style:family="paragraph" style:parent-style-name="Standard">
      <style:text-properties fo:font-weight="normal" officeooo:rsid="00309a6c" officeooo:paragraph-rsid="00c3225f" style:font-weight-asian="normal" style:font-weight-complex="normal"/>
    </style:style>
    <style:style style:name="P142" style:family="paragraph" style:parent-style-name="Standard">
      <style:text-properties fo:font-weight="normal" officeooo:rsid="00c36622" officeooo:paragraph-rsid="00c36622" style:font-weight-asian="normal" style:font-weight-complex="normal"/>
    </style:style>
    <style:style style:name="P143" style:family="paragraph" style:parent-style-name="Standard">
      <style:text-properties fo:font-weight="normal" officeooo:rsid="00c3bb1f" officeooo:paragraph-rsid="00c3bb1f" style:font-weight-asian="normal" style:font-weight-complex="normal"/>
    </style:style>
    <style:style style:name="P144" style:family="paragraph" style:parent-style-name="Standard">
      <style:text-properties fo:font-weight="normal" officeooo:rsid="00ca4490" officeooo:paragraph-rsid="00cd5664" style:font-weight-asian="normal" style:font-weight-complex="normal"/>
    </style:style>
    <style:style style:name="P145" style:family="paragraph" style:parent-style-name="Standard">
      <style:text-properties fo:font-weight="normal" officeooo:rsid="00cda84a" officeooo:paragraph-rsid="00cda84a" style:font-weight-asian="normal" style:font-weight-complex="normal"/>
    </style:style>
    <style:style style:name="P146" style:family="paragraph" style:parent-style-name="Standard">
      <style:text-properties fo:font-weight="normal" officeooo:rsid="00cfc72e" officeooo:paragraph-rsid="00cfc72e" style:font-weight-asian="normal" style:font-weight-complex="normal"/>
    </style:style>
    <style:style style:name="P147" style:family="paragraph" style:parent-style-name="Standard">
      <style:text-properties fo:font-weight="normal" officeooo:rsid="00d89c87" officeooo:paragraph-rsid="00d89c87" style:font-weight-asian="normal" style:font-weight-complex="normal"/>
    </style:style>
    <style:style style:name="P148" style:family="paragraph" style:parent-style-name="Standard">
      <style:text-properties fo:font-weight="normal" officeooo:rsid="00d89c87" officeooo:paragraph-rsid="00d93170" style:font-weight-asian="normal" style:font-weight-complex="normal"/>
    </style:style>
    <style:style style:name="P149" style:family="paragraph" style:parent-style-name="Standard">
      <style:text-properties fo:font-weight="normal" officeooo:rsid="00dadf61" officeooo:paragraph-rsid="00dadf61" style:font-weight-asian="normal" style:font-weight-complex="normal"/>
    </style:style>
    <style:style style:name="P150" style:family="paragraph" style:parent-style-name="Standard">
      <style:text-properties fo:font-weight="normal" officeooo:rsid="00e1dcbc" officeooo:paragraph-rsid="00e1dcbc" style:font-weight-asian="normal" style:font-weight-complex="normal"/>
    </style:style>
    <style:style style:name="P151" style:family="paragraph" style:parent-style-name="Standard">
      <style:text-properties fo:font-weight="normal" officeooo:rsid="00e1dcbc" officeooo:paragraph-rsid="00e8c752" style:font-weight-asian="normal" style:font-weight-complex="normal"/>
    </style:style>
    <style:style style:name="P152" style:family="paragraph" style:parent-style-name="Standard">
      <style:text-properties fo:font-weight="normal" officeooo:rsid="00e1dcbc" officeooo:paragraph-rsid="00e93167" style:font-weight-asian="normal" style:font-weight-complex="normal"/>
    </style:style>
    <style:style style:name="P153" style:family="paragraph" style:parent-style-name="Standard">
      <style:text-properties fo:font-weight="normal" officeooo:rsid="00e2d738" officeooo:paragraph-rsid="00e2d738" style:font-weight-asian="normal" style:font-weight-complex="normal"/>
    </style:style>
    <style:style style:name="P154" style:family="paragraph" style:parent-style-name="Standard">
      <style:text-properties fo:font-weight="normal" officeooo:rsid="00e2d738" officeooo:paragraph-rsid="00e8c752" style:font-weight-asian="normal" style:font-weight-complex="normal"/>
    </style:style>
    <style:style style:name="P155" style:family="paragraph" style:parent-style-name="Standard">
      <style:text-properties fo:font-weight="normal" officeooo:rsid="00e2d738" officeooo:paragraph-rsid="00e93167" style:font-weight-asian="normal" style:font-weight-complex="normal"/>
    </style:style>
    <style:style style:name="P156" style:family="paragraph" style:parent-style-name="Standard">
      <style:text-properties fo:font-weight="normal" officeooo:rsid="00e7a0f3" officeooo:paragraph-rsid="00e7a0f3" style:font-weight-asian="normal" style:font-weight-complex="normal"/>
    </style:style>
    <style:style style:name="P157" style:family="paragraph" style:parent-style-name="Standard">
      <style:text-properties fo:font-weight="normal" officeooo:rsid="00431022" officeooo:paragraph-rsid="00e93167" style:font-weight-asian="normal" style:font-weight-complex="normal"/>
    </style:style>
    <style:style style:name="P158" style:family="paragraph" style:parent-style-name="Standard">
      <style:text-properties fo:font-weight="normal" officeooo:rsid="001f4855" officeooo:paragraph-rsid="00e8c752" style:font-weight-asian="normal" style:font-weight-complex="normal"/>
    </style:style>
    <style:style style:name="P159" style:family="paragraph" style:parent-style-name="Standard">
      <style:text-properties officeooo:rsid="009ac15b" officeooo:paragraph-rsid="00bcf045"/>
    </style:style>
    <style:style style:name="P160" style:family="paragraph" style:parent-style-name="Standard">
      <style:text-properties officeooo:rsid="00e93167" officeooo:paragraph-rsid="00e93167"/>
    </style:style>
    <style:style style:name="P161" style:family="paragraph" style:parent-style-name="Standard">
      <style:paragraph-properties fo:break-before="page"/>
      <style:text-properties officeooo:rsid="001f4855" officeooo:paragraph-rsid="001f4855"/>
    </style:style>
    <style:style style:name="P162" style:family="paragraph" style:parent-style-name="Standard">
      <style:paragraph-properties fo:break-before="page"/>
      <style:text-properties officeooo:rsid="0020649d" officeooo:paragraph-rsid="0020649d"/>
    </style:style>
    <style:style style:name="P163" style:family="paragraph" style:parent-style-name="Standard">
      <style:paragraph-properties fo:break-before="page"/>
      <style:text-properties officeooo:rsid="0022d86d" officeooo:paragraph-rsid="0022d86d"/>
    </style:style>
    <style:style style:name="P164" style:family="paragraph" style:parent-style-name="Standard">
      <style:paragraph-properties fo:break-before="page"/>
      <style:text-properties officeooo:rsid="0023dd29" officeooo:paragraph-rsid="0023dd29"/>
    </style:style>
    <style:style style:name="P165" style:family="paragraph" style:parent-style-name="Standard">
      <style:paragraph-properties fo:break-before="page"/>
      <style:text-properties officeooo:rsid="002712b9" officeooo:paragraph-rsid="002712b9"/>
    </style:style>
    <style:style style:name="P166" style:family="paragraph" style:parent-style-name="Standard">
      <style:paragraph-properties fo:break-before="page"/>
      <style:text-properties officeooo:rsid="002b3d38" officeooo:paragraph-rsid="002b3d38"/>
    </style:style>
    <style:style style:name="P167" style:family="paragraph" style:parent-style-name="Standard">
      <style:paragraph-properties fo:break-before="page"/>
      <style:text-properties officeooo:rsid="002d1ae7" officeooo:paragraph-rsid="002d1ae7"/>
    </style:style>
    <style:style style:name="P168" style:family="paragraph" style:parent-style-name="Standard">
      <style:paragraph-properties fo:break-before="page"/>
      <style:text-properties officeooo:rsid="002eadaa" officeooo:paragraph-rsid="002eadaa"/>
    </style:style>
    <style:style style:name="P169" style:family="paragraph" style:parent-style-name="Standard">
      <style:paragraph-properties fo:break-before="page"/>
      <style:text-properties officeooo:rsid="0031028e" officeooo:paragraph-rsid="0031028e"/>
    </style:style>
    <style:style style:name="P170" style:family="paragraph" style:parent-style-name="Standard">
      <style:paragraph-properties fo:break-before="page"/>
      <style:text-properties officeooo:rsid="00327e52" officeooo:paragraph-rsid="00327e52"/>
    </style:style>
    <style:style style:name="P171" style:family="paragraph" style:parent-style-name="Standard">
      <style:paragraph-properties fo:break-before="page"/>
      <style:text-properties officeooo:rsid="00359d7a" officeooo:paragraph-rsid="00359d7a"/>
    </style:style>
    <style:style style:name="P172" style:family="paragraph" style:parent-style-name="Standard">
      <style:paragraph-properties fo:break-before="page"/>
      <style:text-properties officeooo:rsid="00379048" officeooo:paragraph-rsid="00379048"/>
    </style:style>
    <style:style style:name="P173" style:family="paragraph" style:parent-style-name="Standard">
      <style:paragraph-properties fo:break-before="page"/>
      <style:text-properties officeooo:rsid="0038edf9" officeooo:paragraph-rsid="0038edf9"/>
    </style:style>
    <style:style style:name="P174" style:family="paragraph" style:parent-style-name="Standard">
      <style:paragraph-properties fo:break-before="page"/>
      <style:text-properties officeooo:rsid="0039c5f9" officeooo:paragraph-rsid="0039c5f9"/>
    </style:style>
    <style:style style:name="P175" style:family="paragraph" style:parent-style-name="Standard">
      <style:paragraph-properties fo:break-before="page"/>
      <style:text-properties officeooo:rsid="003a260e" officeooo:paragraph-rsid="003a260e"/>
    </style:style>
    <style:style style:name="P176" style:family="paragraph" style:parent-style-name="Standard">
      <style:paragraph-properties fo:break-before="page"/>
      <style:text-properties officeooo:rsid="003c0e3a" officeooo:paragraph-rsid="003c0e3a"/>
    </style:style>
    <style:style style:name="P177" style:family="paragraph" style:parent-style-name="Standard">
      <style:paragraph-properties fo:break-before="page"/>
      <style:text-properties officeooo:rsid="003f561b" officeooo:paragraph-rsid="003f561b"/>
    </style:style>
    <style:style style:name="P178" style:family="paragraph" style:parent-style-name="Standard">
      <style:paragraph-properties fo:break-before="page"/>
      <style:text-properties officeooo:rsid="00421ada" officeooo:paragraph-rsid="00421ada"/>
    </style:style>
    <style:style style:name="P179" style:family="paragraph" style:parent-style-name="Standard">
      <style:paragraph-properties fo:break-before="page"/>
      <style:text-properties officeooo:rsid="00430e6a" officeooo:paragraph-rsid="00430e6a"/>
    </style:style>
    <style:style style:name="P180" style:family="paragraph" style:parent-style-name="Standard">
      <style:paragraph-properties fo:break-before="page"/>
      <style:text-properties officeooo:rsid="00450f9d" officeooo:paragraph-rsid="00450f9d"/>
    </style:style>
    <style:style style:name="P181" style:family="paragraph" style:parent-style-name="Standard">
      <style:paragraph-properties fo:break-before="page"/>
      <style:text-properties officeooo:rsid="00456e0c" officeooo:paragraph-rsid="00456e0c"/>
    </style:style>
    <style:style style:name="P182" style:family="paragraph" style:parent-style-name="Standard">
      <style:paragraph-properties fo:break-before="page"/>
      <style:text-properties officeooo:rsid="0047f9d3" officeooo:paragraph-rsid="0047f9d3"/>
    </style:style>
    <style:style style:name="P183" style:family="paragraph" style:parent-style-name="Standard">
      <style:paragraph-properties fo:break-before="page"/>
      <style:text-properties officeooo:rsid="0049b3dd" officeooo:paragraph-rsid="0049b3dd"/>
    </style:style>
    <style:style style:name="P184" style:family="paragraph" style:parent-style-name="Standard">
      <style:paragraph-properties fo:break-before="page"/>
      <style:text-properties officeooo:rsid="004e0763" officeooo:paragraph-rsid="004e0763"/>
    </style:style>
    <style:style style:name="P185" style:family="paragraph" style:parent-style-name="Standard">
      <style:paragraph-properties fo:break-before="page"/>
      <style:text-properties officeooo:rsid="004e0763" officeooo:paragraph-rsid="00523acb"/>
    </style:style>
    <style:style style:name="P186" style:family="paragraph" style:parent-style-name="Standard">
      <style:paragraph-properties fo:break-before="page"/>
      <style:text-properties officeooo:rsid="004e0763" officeooo:paragraph-rsid="005385c7"/>
    </style:style>
    <style:style style:name="P187" style:family="paragraph" style:parent-style-name="Standard">
      <style:paragraph-properties fo:break-before="page"/>
      <style:text-properties officeooo:rsid="004e0763" officeooo:paragraph-rsid="0054b07a"/>
    </style:style>
    <style:style style:name="P188" style:family="paragraph" style:parent-style-name="Standard">
      <style:paragraph-properties fo:break-before="page"/>
      <style:text-properties officeooo:rsid="004e0763" officeooo:paragraph-rsid="005671c1"/>
    </style:style>
    <style:style style:name="P189" style:family="paragraph" style:parent-style-name="Standard">
      <style:paragraph-properties fo:break-before="page"/>
      <style:text-properties officeooo:rsid="005cb8f3" officeooo:paragraph-rsid="005cb8f3"/>
    </style:style>
    <style:style style:name="P190" style:family="paragraph" style:parent-style-name="Standard">
      <style:paragraph-properties fo:break-before="page"/>
      <style:text-properties officeooo:rsid="005e497f" officeooo:paragraph-rsid="005e497f"/>
    </style:style>
    <style:style style:name="P191" style:family="paragraph" style:parent-style-name="Standard">
      <style:paragraph-properties fo:break-before="page"/>
      <style:text-properties officeooo:rsid="005e497f" officeooo:paragraph-rsid="006243cf"/>
    </style:style>
    <style:style style:name="P192" style:family="paragraph" style:parent-style-name="Standard">
      <style:paragraph-properties fo:break-before="page"/>
      <style:text-properties officeooo:rsid="005e497f" officeooo:paragraph-rsid="0064048d"/>
    </style:style>
    <style:style style:name="P193" style:family="paragraph" style:parent-style-name="Standard">
      <style:paragraph-properties fo:break-before="page"/>
      <style:text-properties officeooo:rsid="00689916" officeooo:paragraph-rsid="00689916"/>
    </style:style>
    <style:style style:name="P194" style:family="paragraph" style:parent-style-name="Standard">
      <style:paragraph-properties fo:break-before="page"/>
      <style:text-properties officeooo:rsid="00774a30" officeooo:paragraph-rsid="00774a30"/>
    </style:style>
    <style:style style:name="P195" style:family="paragraph" style:parent-style-name="Standard">
      <style:paragraph-properties fo:break-before="page"/>
      <style:text-properties officeooo:rsid="007ccebe" officeooo:paragraph-rsid="007ccebe"/>
    </style:style>
    <style:style style:name="P196" style:family="paragraph" style:parent-style-name="Standard">
      <style:paragraph-properties fo:break-before="page"/>
      <style:text-properties fo:font-weight="normal" officeooo:rsid="0081a754" officeooo:paragraph-rsid="0081a754" style:font-weight-asian="normal" style:font-weight-complex="normal"/>
    </style:style>
    <style:style style:name="P197" style:family="paragraph" style:parent-style-name="Standard">
      <style:paragraph-properties fo:break-before="page"/>
      <style:text-properties fo:font-weight="normal" officeooo:rsid="0091c80f" officeooo:paragraph-rsid="0091c80f" style:font-weight-asian="normal" style:font-weight-complex="normal"/>
    </style:style>
    <style:style style:name="P198" style:family="paragraph" style:parent-style-name="Standard">
      <style:paragraph-properties fo:break-before="page"/>
      <style:text-properties fo:font-weight="normal" officeooo:rsid="00a404b1" officeooo:paragraph-rsid="00a404b1" style:font-weight-asian="normal" style:font-weight-complex="normal"/>
    </style:style>
    <style:style style:name="P199" style:family="paragraph" style:parent-style-name="Standard">
      <style:paragraph-properties fo:break-before="page"/>
      <style:text-properties fo:font-weight="normal" officeooo:rsid="00a64f00" officeooo:paragraph-rsid="00a64f00" style:font-weight-asian="normal" style:font-weight-complex="normal"/>
    </style:style>
    <style:style style:name="P200" style:family="paragraph" style:parent-style-name="Standard">
      <style:paragraph-properties fo:break-before="page"/>
      <style:text-properties fo:font-weight="normal" officeooo:rsid="00a89367" officeooo:paragraph-rsid="00a89367" style:font-weight-asian="normal" style:font-weight-complex="normal"/>
    </style:style>
    <style:style style:name="P201" style:family="paragraph" style:parent-style-name="Standard">
      <style:paragraph-properties fo:break-before="page"/>
      <style:text-properties fo:font-weight="normal" officeooo:rsid="00bbdf1a" officeooo:paragraph-rsid="00bbdf1a" style:font-weight-asian="normal" style:font-weight-complex="normal"/>
    </style:style>
    <style:style style:name="P202" style:family="paragraph" style:parent-style-name="Standard">
      <style:paragraph-properties fo:break-before="page"/>
      <style:text-properties fo:font-weight="normal" officeooo:rsid="00bfadb0" officeooo:paragraph-rsid="00bfadb0" style:font-weight-asian="normal" style:font-weight-complex="normal"/>
    </style:style>
    <style:style style:name="P203" style:family="paragraph" style:parent-style-name="Standard">
      <style:paragraph-properties fo:break-before="page"/>
      <style:text-properties fo:font-weight="normal" officeooo:rsid="00c36622" officeooo:paragraph-rsid="00c36622" style:font-weight-asian="normal" style:font-weight-complex="normal"/>
    </style:style>
    <style:style style:name="P204" style:family="paragraph" style:parent-style-name="Standard">
      <style:paragraph-properties fo:break-before="page"/>
      <style:text-properties fo:font-weight="normal" officeooo:rsid="00cda84a" officeooo:paragraph-rsid="00cda84a" style:font-weight-asian="normal" style:font-weight-complex="normal"/>
    </style:style>
    <style:style style:name="P205" style:family="paragraph" style:parent-style-name="Standard">
      <style:paragraph-properties fo:break-before="page"/>
      <style:text-properties fo:font-weight="normal" officeooo:rsid="00e00553" officeooo:paragraph-rsid="00e00553" style:font-weight-asian="normal" style:font-weight-complex="normal"/>
    </style:style>
    <style:style style:name="P206" style:family="paragraph" style:parent-style-name="Standard">
      <style:paragraph-properties fo:break-before="page"/>
      <style:text-properties fo:font-weight="normal" officeooo:rsid="00e00553" officeooo:paragraph-rsid="00e8c752" style:font-weight-asian="normal" style:font-weight-complex="normal"/>
    </style:style>
    <style:style style:name="P207" style:family="paragraph" style:parent-style-name="Standard">
      <style:paragraph-properties fo:break-before="page"/>
      <style:text-properties fo:font-weight="normal" officeooo:rsid="00e00553" officeooo:paragraph-rsid="00e93167" style:font-weight-asian="normal" style:font-weight-complex="normal"/>
    </style:style>
    <style:style style:name="P208" style:family="paragraph" style:parent-style-name="Standard">
      <style:text-properties fo:font-weight="normal" officeooo:rsid="007db97f" officeooo:paragraph-rsid="00bb6c22" style:font-weight-asian="normal" style:font-weight-complex="normal"/>
    </style:style>
    <style:style style:name="P209" style:family="paragraph" style:parent-style-name="Standard">
      <style:text-properties fo:font-weight="normal" officeooo:rsid="00a2e88d" officeooo:paragraph-rsid="00a64f00" style:font-weight-asian="normal" style:font-weight-complex="normal"/>
    </style:style>
    <style:style style:name="P210" style:family="paragraph" style:parent-style-name="Standard">
      <style:text-properties fo:font-weight="normal" officeooo:rsid="00a2e88d" officeooo:paragraph-rsid="00a89367" style:font-weight-asian="normal" style:font-weight-complex="normal"/>
    </style:style>
    <style:style style:name="P211" style:family="paragraph" style:parent-style-name="Standard">
      <style:text-properties fo:font-style="normal" fo:font-weight="normal" officeooo:rsid="00a76b8f" officeooo:paragraph-rsid="00cd5664" style:font-style-asian="normal" style:font-weight-asian="normal" style:font-style-complex="normal" style:font-weight-complex="normal"/>
    </style:style>
    <style:style style:name="P212" style:family="paragraph" style:parent-style-name="Standard">
      <style:text-properties fo:font-style="normal" fo:font-weight="normal" officeooo:rsid="00a76b8f" officeooo:paragraph-rsid="00de42be" style:font-style-asian="normal" style:font-weight-asian="normal" style:font-style-complex="normal" style:font-weight-complex="normal"/>
    </style:style>
    <style:style style:name="P213" style:family="paragraph" style:parent-style-name="Standard">
      <style:text-properties fo:font-style="normal" fo:font-weight="normal" officeooo:rsid="00cbc135" officeooo:paragraph-rsid="00cd5664" style:font-style-asian="normal" style:font-weight-asian="normal" style:font-style-complex="normal" style:font-weight-complex="normal"/>
    </style:style>
    <style:style style:name="P214" style:family="paragraph" style:parent-style-name="Standard">
      <style:text-properties fo:font-style="normal" fo:font-weight="normal" officeooo:rsid="00cbc135" officeooo:paragraph-rsid="00de42be" style:font-style-asian="normal" style:font-weight-asian="normal" style:font-style-complex="normal" style:font-weight-complex="normal"/>
    </style:style>
    <style:style style:name="P215" style:family="paragraph" style:parent-style-name="Standard">
      <style:text-properties fo:font-style="normal" fo:font-weight="normal" officeooo:rsid="00cda84a" officeooo:paragraph-rsid="00cda84a" style:font-style-asian="normal" style:font-weight-asian="normal" style:font-style-complex="normal" style:font-weight-complex="normal"/>
    </style:style>
    <style:style style:name="P216" style:family="paragraph" style:parent-style-name="Standard">
      <style:text-properties fo:font-style="normal" fo:font-weight="normal" officeooo:rsid="00dadf61" officeooo:paragraph-rsid="00dadf61" style:font-style-asian="normal" style:font-weight-asian="normal" style:font-style-complex="normal" style:font-weight-complex="normal"/>
    </style:style>
    <style:style style:name="P217" style:family="paragraph" style:parent-style-name="Standard">
      <style:text-properties fo:font-style="normal" fo:font-weight="normal" officeooo:rsid="00d89c87" officeooo:paragraph-rsid="00d55336" style:font-style-asian="normal" style:font-weight-asian="normal" style:font-style-complex="normal" style:font-weight-complex="normal"/>
    </style:style>
    <style:style style:name="P218" style:family="paragraph" style:parent-style-name="Standard">
      <style:text-properties fo:font-style="normal" fo:font-weight="normal" officeooo:rsid="00d89c87" officeooo:paragraph-rsid="00d93170" style:font-style-asian="normal" style:font-weight-asian="normal" style:font-style-complex="normal" style:font-weight-complex="normal"/>
    </style:style>
    <style:style style:name="P219" style:family="paragraph" style:parent-style-name="Standard">
      <style:text-properties fo:font-style="normal" fo:font-weight="normal" officeooo:rsid="00309a6c" officeooo:paragraph-rsid="00d93170" style:font-style-asian="normal" style:font-weight-asian="normal" style:font-style-complex="normal" style:font-weight-complex="normal"/>
    </style:style>
    <style:style style:name="P220" style:family="paragraph" style:parent-style-name="Standard">
      <style:text-properties fo:font-style="normal" fo:font-weight="normal" officeooo:rsid="00de42be" officeooo:paragraph-rsid="00de42be" style:font-style-asian="normal" style:font-weight-asian="normal" style:font-style-complex="normal" style:font-weight-complex="normal"/>
    </style:style>
    <style:style style:name="P221" style:family="paragraph" style:parent-style-name="Standard">
      <style:text-properties fo:font-style="normal" fo:font-weight="normal" officeooo:rsid="00e00553" officeooo:paragraph-rsid="00e00553" style:font-style-asian="normal" style:font-weight-asian="normal" style:font-style-complex="normal" style:font-weight-complex="normal"/>
    </style:style>
    <style:style style:name="P222" style:family="paragraph" style:parent-style-name="Standard">
      <style:text-properties fo:font-style="normal" fo:font-weight="normal" officeooo:rsid="00e00553" officeooo:paragraph-rsid="00e8c752" style:font-style-asian="normal" style:font-weight-asian="normal" style:font-style-complex="normal" style:font-weight-complex="normal"/>
    </style:style>
    <style:style style:name="P223" style:family="paragraph" style:parent-style-name="Standard">
      <style:text-properties fo:font-style="normal" fo:font-weight="normal" officeooo:rsid="00e00553" officeooo:paragraph-rsid="00e93167" style:font-style-asian="normal" style:font-weight-asian="normal" style:font-style-complex="normal" style:font-weight-complex="normal"/>
    </style:style>
    <style:style style:name="P224" style:family="paragraph" style:parent-style-name="Standard">
      <style:text-properties fo:font-style="normal" fo:font-weight="normal" officeooo:rsid="00e060e9" officeooo:paragraph-rsid="00e060e9" style:font-style-asian="normal" style:font-weight-asian="normal" style:font-style-complex="normal" style:font-weight-complex="normal"/>
    </style:style>
    <style:style style:name="P225" style:family="paragraph" style:parent-style-name="Standard">
      <style:text-properties fo:font-style="normal" fo:font-weight="normal" officeooo:rsid="00e060e9" officeooo:paragraph-rsid="00e8c752" style:font-style-asian="normal" style:font-weight-asian="normal" style:font-style-complex="normal" style:font-weight-complex="normal"/>
    </style:style>
    <style:style style:name="P226" style:family="paragraph" style:parent-style-name="Standard">
      <style:text-properties fo:font-style="normal" fo:font-weight="normal" officeooo:rsid="00e060e9" officeooo:paragraph-rsid="00e93167" style:font-style-asian="normal" style:font-weight-asian="normal" style:font-style-complex="normal" style:font-weight-complex="normal"/>
    </style:style>
    <style:style style:name="P227" style:family="paragraph" style:parent-style-name="Standard">
      <style:text-properties fo:font-style="normal" fo:font-weight="normal" officeooo:rsid="00e1dcbc" officeooo:paragraph-rsid="00e1dcbc" style:font-style-asian="normal" style:font-weight-asian="normal" style:font-style-complex="normal" style:font-weight-complex="normal"/>
    </style:style>
    <style:style style:name="P228" style:family="paragraph" style:parent-style-name="Standard">
      <style:text-properties fo:font-style="normal" fo:font-weight="normal" officeooo:rsid="00e1dcbc" officeooo:paragraph-rsid="00e8c752" style:font-style-asian="normal" style:font-weight-asian="normal" style:font-style-complex="normal" style:font-weight-complex="normal"/>
    </style:style>
    <style:style style:name="P229" style:family="paragraph" style:parent-style-name="Standard">
      <style:text-properties fo:font-style="normal" fo:font-weight="normal" officeooo:rsid="00e1dcbc" officeooo:paragraph-rsid="00e93167" style:font-style-asian="normal" style:font-weight-asian="normal" style:font-style-complex="normal" style:font-weight-complex="normal"/>
    </style:style>
    <style:style style:name="P230" style:family="paragraph" style:parent-style-name="Standard">
      <style:text-properties fo:font-style="normal" fo:font-weight="normal" officeooo:rsid="00e7a0f3" officeooo:paragraph-rsid="00e7a0f3" style:font-style-asian="normal" style:font-weight-asian="normal" style:font-style-complex="normal" style:font-weight-complex="normal"/>
    </style:style>
    <style:style style:name="P231" style:family="paragraph" style:parent-style-name="Standard">
      <style:text-properties fo:font-style="normal" fo:font-weight="normal" officeooo:rsid="00e7a0f3" officeooo:paragraph-rsid="00e8c752" style:font-style-asian="normal" style:font-weight-asian="normal" style:font-style-complex="normal" style:font-weight-complex="normal"/>
    </style:style>
    <style:style style:name="P232" style:family="paragraph" style:parent-style-name="Standard">
      <style:text-properties fo:font-style="normal" fo:font-weight="normal" officeooo:rsid="00e7a0f3" officeooo:paragraph-rsid="00e93167" style:font-style-asian="normal" style:font-weight-asian="normal" style:font-style-complex="normal" style:font-weight-complex="normal"/>
    </style:style>
    <style:style style:name="P233" style:family="paragraph" style:parent-style-name="Standard">
      <style:text-properties fo:font-style="normal" fo:font-weight="normal" officeooo:rsid="00431022" officeooo:paragraph-rsid="00e7a0f3" style:font-style-asian="normal" style:font-weight-asian="normal" style:font-style-complex="normal" style:font-weight-complex="normal"/>
    </style:style>
    <style:style style:name="P234" style:family="paragraph" style:parent-style-name="Standard">
      <style:text-properties fo:font-style="normal" fo:font-weight="normal" officeooo:rsid="00431022" officeooo:paragraph-rsid="00e8c752" style:font-style-asian="normal" style:font-weight-asian="normal" style:font-style-complex="normal" style:font-weight-complex="normal"/>
    </style:style>
    <style:style style:name="P235" style:family="paragraph" style:parent-style-name="Standard">
      <style:text-properties officeooo:rsid="00ec0206" officeooo:paragraph-rsid="00ec0206"/>
    </style:style>
    <style:style style:name="P236" style:family="paragraph" style:parent-style-name="Standard">
      <style:paragraph-properties fo:break-before="page"/>
      <style:text-properties fo:font-style="normal" fo:font-weight="normal" officeooo:rsid="00de42be" officeooo:paragraph-rsid="00de42be" style:font-style-asian="normal" style:font-weight-asian="normal" style:font-style-complex="normal" style:font-weight-complex="normal"/>
    </style:style>
    <style:style style:name="T1" style:family="text">
      <style:text-properties officeooo:rsid="0022d86d"/>
    </style:style>
    <style:style style:name="T2" style:family="text">
      <style:text-properties officeooo:rsid="002629c8"/>
    </style:style>
    <style:style style:name="T3" style:family="text">
      <style:text-properties officeooo:rsid="002712b9"/>
    </style:style>
    <style:style style:name="T4" style:family="text">
      <style:text-properties officeooo:rsid="00280549"/>
    </style:style>
    <style:style style:name="T5" style:family="text">
      <style:text-properties officeooo:rsid="0028bf4e"/>
    </style:style>
    <style:style style:name="T6" style:family="text">
      <style:text-properties officeooo:rsid="0028e36e"/>
    </style:style>
    <style:style style:name="T7" style:family="text">
      <style:text-properties officeooo:rsid="0029b885"/>
    </style:style>
    <style:style style:name="T8" style:family="text">
      <style:text-properties officeooo:rsid="002eadaa"/>
    </style:style>
    <style:style style:name="T9" style:family="text">
      <style:text-properties officeooo:rsid="00309a6c"/>
    </style:style>
    <style:style style:name="T10" style:family="text">
      <style:text-properties officeooo:rsid="0031028e"/>
    </style:style>
    <style:style style:name="T11" style:family="text">
      <style:text-properties officeooo:rsid="00327e52"/>
    </style:style>
    <style:style style:name="T12" style:family="text">
      <style:text-properties officeooo:rsid="0039c5f9"/>
    </style:style>
    <style:style style:name="T13" style:family="text">
      <style:text-properties officeooo:rsid="00421ada"/>
    </style:style>
    <style:style style:name="T14" style:family="text">
      <style:text-properties officeooo:rsid="00430e6a"/>
    </style:style>
    <style:style style:name="T15" style:family="text">
      <style:text-properties officeooo:rsid="00456e0c"/>
    </style:style>
    <style:style style:name="T16" style:family="text">
      <style:text-properties officeooo:rsid="004c84d0"/>
    </style:style>
    <style:style style:name="T17" style:family="text">
      <style:text-properties officeooo:rsid="0051248a"/>
    </style:style>
    <style:style style:name="T18" style:family="text">
      <style:text-properties officeooo:rsid="00523acb"/>
    </style:style>
    <style:style style:name="T19" style:family="text">
      <style:text-properties officeooo:rsid="005385c7"/>
    </style:style>
    <style:style style:name="T20" style:family="text">
      <style:text-properties officeooo:rsid="0054b07a"/>
    </style:style>
    <style:style style:name="T21" style:family="text">
      <style:text-properties officeooo:rsid="005671c1"/>
    </style:style>
    <style:style style:name="T22" style:family="text">
      <style:text-properties officeooo:rsid="00575f6d"/>
    </style:style>
    <style:style style:name="T23" style:family="text">
      <style:text-properties officeooo:rsid="0057db4c"/>
    </style:style>
    <style:style style:name="T24" style:family="text">
      <style:text-properties officeooo:rsid="0058c6a3"/>
    </style:style>
    <style:style style:name="T25" style:family="text">
      <style:text-properties officeooo:rsid="005a73de"/>
    </style:style>
    <style:style style:name="T26" style:family="text">
      <style:text-properties officeooo:rsid="005c60ee"/>
    </style:style>
    <style:style style:name="T27" style:family="text">
      <style:text-properties officeooo:rsid="005cb8f3"/>
    </style:style>
    <style:style style:name="T28" style:family="text">
      <style:text-properties officeooo:rsid="005f9b80"/>
    </style:style>
    <style:style style:name="T29" style:family="text">
      <style:text-properties officeooo:rsid="0060077e"/>
    </style:style>
    <style:style style:name="T30" style:family="text">
      <style:text-properties officeooo:rsid="006243cf"/>
    </style:style>
    <style:style style:name="T31" style:family="text">
      <style:text-properties officeooo:rsid="0064048d"/>
    </style:style>
    <style:style style:name="T32" style:family="text">
      <style:text-properties officeooo:rsid="006868a4"/>
    </style:style>
    <style:style style:name="T33" style:family="text">
      <style:text-properties officeooo:rsid="006b49e0"/>
    </style:style>
    <style:style style:name="T34" style:family="text">
      <style:text-properties officeooo:rsid="006cb212"/>
    </style:style>
    <style:style style:name="T35" style:family="text">
      <style:text-properties officeooo:rsid="006ee65e"/>
    </style:style>
    <style:style style:name="T36" style:family="text">
      <style:text-properties officeooo:rsid="00700d70"/>
    </style:style>
    <style:style style:name="T37" style:family="text">
      <style:text-properties officeooo:rsid="0071465d"/>
    </style:style>
    <style:style style:name="T38" style:family="text">
      <style:text-properties officeooo:rsid="007333fb"/>
    </style:style>
    <style:style style:name="T39" style:family="text">
      <style:text-properties officeooo:rsid="0073e07c"/>
    </style:style>
    <style:style style:name="T40" style:family="text">
      <style:text-properties officeooo:rsid="007538a9"/>
    </style:style>
    <style:style style:name="T41" style:family="text">
      <style:text-properties officeooo:rsid="0077116f"/>
    </style:style>
    <style:style style:name="T42" style:family="text">
      <style:text-properties officeooo:rsid="0077c308"/>
    </style:style>
    <style:style style:name="T43" style:family="text">
      <style:text-properties officeooo:rsid="007aed69"/>
    </style:style>
    <style:style style:name="T44" style:family="text">
      <style:text-properties officeooo:rsid="007b4aa4"/>
    </style:style>
    <style:style style:name="T45" style:family="text">
      <style:text-properties officeooo:rsid="007c740f"/>
    </style:style>
    <style:style style:name="T46" style:family="text">
      <style:text-properties fo:font-weight="normal" style:font-weight-asian="normal" style:font-weight-complex="normal"/>
    </style:style>
    <style:style style:name="T47" style:family="text">
      <style:text-properties fo:font-weight="normal" officeooo:rsid="007f17fa" style:font-weight-asian="normal" style:font-weight-complex="normal"/>
    </style:style>
    <style:style style:name="T48" style:family="text">
      <style:text-properties fo:font-weight="normal" officeooo:rsid="008773e2" style:font-weight-asian="normal" style:font-weight-complex="normal"/>
    </style:style>
    <style:style style:name="T49" style:family="text">
      <style:text-properties fo:font-weight="normal" officeooo:rsid="00878ccc" style:font-weight-asian="normal" style:font-weight-complex="normal"/>
    </style:style>
    <style:style style:name="T50" style:family="text">
      <style:text-properties fo:font-weight="normal" officeooo:rsid="008a452b" style:font-weight-asian="normal" style:font-weight-complex="normal"/>
    </style:style>
    <style:style style:name="T51" style:family="text">
      <style:text-properties fo:font-weight="normal" officeooo:rsid="00950199" style:font-weight-asian="normal" style:font-weight-complex="normal"/>
    </style:style>
    <style:style style:name="T52" style:family="text">
      <style:text-properties fo:font-weight="normal" officeooo:rsid="0095dfb2" style:font-weight-asian="normal" style:font-weight-complex="normal"/>
    </style:style>
    <style:style style:name="T53" style:family="text">
      <style:text-properties fo:font-weight="normal" officeooo:rsid="009b0072" style:font-weight-asian="normal" style:font-weight-complex="normal"/>
    </style:style>
    <style:style style:name="T54" style:family="text">
      <style:text-properties fo:font-weight="normal" officeooo:rsid="00ea458c" style:font-weight-asian="normal" style:font-weight-complex="normal"/>
    </style:style>
    <style:style style:name="T55" style:family="text">
      <style:text-properties officeooo:rsid="008e5874"/>
    </style:style>
    <style:style style:name="T56" style:family="text">
      <style:text-properties officeooo:rsid="008f852b"/>
    </style:style>
    <style:style style:name="T57" style:family="text">
      <style:text-properties officeooo:rsid="009ac15b"/>
    </style:style>
    <style:style style:name="T58" style:family="text">
      <style:text-properties officeooo:rsid="009d3788"/>
    </style:style>
    <style:style style:name="T59" style:family="text">
      <style:text-properties officeooo:rsid="009e30c4"/>
    </style:style>
    <style:style style:name="T60" style:family="text">
      <style:text-properties officeooo:rsid="00a0e900"/>
    </style:style>
    <style:style style:name="T61" style:family="text">
      <style:text-properties officeooo:rsid="00a4dcb2"/>
    </style:style>
    <style:style style:name="T62" style:family="text">
      <style:text-properties officeooo:rsid="00a76b8f"/>
    </style:style>
    <style:style style:name="T63" style:family="text">
      <style:text-properties officeooo:rsid="00abf530"/>
    </style:style>
    <style:style style:name="T64" style:family="text">
      <style:text-properties officeooo:rsid="00b1b039"/>
    </style:style>
    <style:style style:name="T65" style:family="text">
      <style:text-properties officeooo:rsid="00b381ff"/>
    </style:style>
    <style:style style:name="T66" style:family="text">
      <style:text-properties officeooo:rsid="00b3fe98"/>
    </style:style>
    <style:style style:name="T67" style:family="text">
      <style:text-properties officeooo:rsid="00b4d8d6"/>
    </style:style>
    <style:style style:name="T68" style:family="text">
      <style:text-properties officeooo:rsid="00b6192d"/>
    </style:style>
    <style:style style:name="T69" style:family="text">
      <style:text-properties officeooo:rsid="00b6ce75"/>
    </style:style>
    <style:style style:name="T70" style:family="text">
      <style:text-properties officeooo:rsid="00b6cec1"/>
    </style:style>
    <style:style style:name="T71" style:family="text">
      <style:text-properties officeooo:rsid="00b86a64"/>
    </style:style>
    <style:style style:name="T72" style:family="text">
      <style:text-properties officeooo:rsid="00b9a05a"/>
    </style:style>
    <style:style style:name="T73" style:family="text">
      <style:text-properties officeooo:rsid="00bbdf1a"/>
    </style:style>
    <style:style style:name="T74" style:family="text">
      <style:text-properties officeooo:rsid="00bff05f"/>
    </style:style>
    <style:style style:name="T75" style:family="text">
      <style:text-properties officeooo:rsid="00c0da77"/>
    </style:style>
    <style:style style:name="T76" style:family="text">
      <style:text-properties officeooo:rsid="00c1f6bd"/>
    </style:style>
    <style:style style:name="T77" style:family="text">
      <style:text-properties officeooo:rsid="00c589f0"/>
    </style:style>
    <style:style style:name="T78" style:family="text">
      <style:text-properties officeooo:rsid="00c6d102"/>
    </style:style>
    <style:style style:name="T79" style:family="text">
      <style:text-properties fo:font-style="italic" style:font-style-asian="italic" style:font-style-complex="italic"/>
    </style:style>
    <style:style style:name="T80" style:family="text">
      <style:text-properties fo:font-style="normal" style:font-style-asian="normal" style:font-style-complex="normal"/>
    </style:style>
    <style:style style:name="T81" style:family="text">
      <style:text-properties fo:font-style="normal" officeooo:rsid="00cbc135" style:font-style-asian="normal" style:font-style-complex="normal"/>
    </style:style>
    <style:style style:name="T82" style:family="text">
      <style:text-properties fo:font-style="normal" officeooo:rsid="00ce8d76" style:font-style-asian="normal" style:font-style-complex="normal"/>
    </style:style>
    <style:style style:name="T83" style:family="text">
      <style:text-properties fo:font-style="normal" officeooo:rsid="00d3005f" style:font-style-asian="normal" style:font-style-complex="normal"/>
    </style:style>
    <style:style style:name="T84" style:family="text">
      <style:text-properties fo:font-style="normal" officeooo:rsid="00d55336" style:font-style-asian="normal" style:font-style-complex="normal"/>
    </style:style>
    <style:style style:name="T85" style:family="text">
      <style:text-properties fo:font-style="normal" officeooo:rsid="00d89c87" style:font-style-asian="normal" style:font-style-complex="normal"/>
    </style:style>
    <style:style style:name="T86" style:family="text">
      <style:text-properties fo:font-style="normal" officeooo:rsid="00d93170" style:font-style-asian="normal" style:font-style-complex="normal"/>
    </style:style>
    <style:style style:name="T87" style:family="text">
      <style:text-properties fo:font-style="normal" officeooo:rsid="002eadaa" style:font-style-asian="normal" style:font-style-complex="normal"/>
    </style:style>
    <style:style style:name="T88" style:family="text">
      <style:text-properties fo:font-style="normal" officeooo:rsid="00d9b337" style:font-style-asian="normal" style:font-style-complex="normal"/>
    </style:style>
    <style:style style:name="T89" style:family="text">
      <style:text-properties fo:font-style="normal" officeooo:rsid="00dadf61" style:font-style-asian="normal" style:font-style-complex="normal"/>
    </style:style>
    <style:style style:name="T90" style:family="text">
      <style:text-properties fo:font-style="normal" officeooo:rsid="00dc9d34" style:font-style-asian="normal" style:font-style-complex="normal"/>
    </style:style>
    <style:style style:name="T91" style:family="text">
      <style:text-properties fo:font-style="normal" officeooo:rsid="00dd19ef" style:font-style-asian="normal" style:font-style-complex="normal"/>
    </style:style>
    <style:style style:name="T92" style:family="text">
      <style:text-properties fo:font-style="normal" officeooo:rsid="00e2d738" style:font-style-asian="normal" style:font-style-complex="normal"/>
    </style:style>
    <style:style style:name="T93" style:family="text">
      <style:text-properties fo:font-style="normal" officeooo:rsid="00e41907" style:font-style-asian="normal" style:font-style-complex="normal"/>
    </style:style>
    <style:style style:name="T94" style:family="text">
      <style:text-properties fo:font-style="normal" officeooo:rsid="00e56212" style:font-style-asian="normal" style:font-style-complex="normal"/>
    </style:style>
    <style:style style:name="T95" style:family="text">
      <style:text-properties fo:font-style="normal" officeooo:rsid="00e73687" style:font-style-asian="normal" style:font-style-complex="normal"/>
    </style:style>
    <style:style style:name="T96" style:family="text">
      <style:text-properties fo:font-style="normal" officeooo:rsid="00430e6a" style:font-style-asian="normal" style:font-style-complex="normal"/>
    </style:style>
    <style:style style:name="T97" style:family="text">
      <style:text-properties fo:font-style="normal" officeooo:rsid="00e8c752" style:font-style-asian="normal" style:font-style-complex="normal"/>
    </style:style>
    <style:style style:name="T98" style:family="text">
      <style:text-properties fo:font-style="normal" officeooo:rsid="00e93167" style:font-style-asian="normal" style:font-style-complex="normal"/>
    </style:style>
    <style:style style:name="T99" style:family="text">
      <style:text-properties officeooo:rsid="00cfc72e"/>
    </style:style>
    <style:style style:name="T100" style:family="text">
      <style:text-properties officeooo:rsid="00d1104d"/>
    </style:style>
    <style:style style:name="T101" style:family="text">
      <style:text-properties officeooo:rsid="00d9b337"/>
    </style:style>
    <style:style style:name="T102" style:family="text">
      <style:text-properties officeooo:rsid="00ea458c"/>
    </style:style>
    <style:style style:name="T103" style:family="text">
      <style:text-properties officeooo:rsid="00ec4dbc"/>
    </style:style>
    <style:style style:name="T104" style:family="text">
      <style:text-properties officeooo:rsid="00ed7b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26</text:p>
      <text:p text:style-name="P1">The Last Battle</text:p>
      <text:p text:style-name="P1">Free Peoples Army Event</text:p>
      <text:p text:style-name="P1"/>
      <text:p text:style-name="P1">Permanent.</text:p>
      <text:p text:style-name="P1"/>
      <text:p text:style-name="P1">{i}Requires —{/i} <text:span text:style-name="T9">The Mouth of Sauron is in play.</text:span></text:p>
      <text:p text:style-name="P1"/>
      <text:p text:style-name="P2">{i}Ongoing —{/i} <text:span text:style-name="T9">When a Free Peoples army with a companion attacks, hide the Fellowship.</text:span></text:p>
      <text:p text:style-name="P1">{flavor}{/i}</text:p>
      <text:p text:style-name="P1">{right}𝐃𝐚𝐲𝐥𝐢𝐠𝐡𝐭</text:p>
      <text:p text:style-name="P1"/>
      <text:p text:style-name="P1">During this combat round, the Shadow’s combat die <text:span text:style-name="T8">limit</text:span> is three.</text:p>
      <text:p text:style-name="P1"/>
      <text:p text:style-name="P1">{left}3</text:p>
      <text:p text:style-name="P161">02/26</text:p>
      <text:p text:style-name="P1">A Power Too Great</text:p>
      <text:p text:style-name="P1">Free Peoples Army Event</text:p>
      <text:p text:style-name="P1"/>
      <text:p text:style-name="P1">Permanent.</text:p>
      <text:p text:style-name="P1"/>
      <text:p text:style-name="P1">{i}Immediate —{/i} Advance the Elves one step on the political track.</text:p>
      <text:p text:style-name="P1"/>
      <text:p text:style-name="P1">{i}Ongoing —{/i} The Shadow cannot move an army into or attack any of Lórien, Rivendell, or the Grey Havens.</text:p>
      <text:p text:style-name="P1"/>
      <text:p text:style-name="P1">{i}Ongoing —{/i} The Shadow may spend any die result and discard a character event card and an army event card to eliminate this card.</text:p>
      <text:p text:style-name="P1">{flavor}{/i}</text:p>
      <text:p text:style-name="P1">{right}𝐍𝐨 𝐐𝐮𝐚𝐫𝐭𝐞𝐫</text:p>
      <text:p text:style-name="P1"/>
      <text:p text:style-name="P1">If you score at least one hit this combat round, score one additional hit.</text:p>
      <text:p text:style-name="P1"/>
      <text:p text:style-name="P1">{left}5</text:p>
      <text:p text:style-name="P162">03/26</text:p>
      <text:p text:style-name="P5">The Power of Tom Bombadil</text:p>
      <text:p text:style-name="P5">Free Peoples Army Event</text:p>
      <text:p text:style-name="P5"/>
      <text:p text:style-name="P5">Permanent.</text:p>
      <text:p text:style-name="P5"/>
      <text:p text:style-name="P5">{i}Immediate —{/i} Advance the North one step on the political track.</text:p>
      <text:p text:style-name="P5"/>
      <text:p text:style-name="P5">{i}Ongoing —{/i} The Shadow cannot move an army into or attack any of Buckland, the Shire, or the Old Forest {i}(do not confuse with Old Forest Road){/i}.</text:p>
      <text:p text:style-name="P5"/>
      <text:p text:style-name="P5">{i}Ongoing —{/i} The Shadow may spend any die result and discard a character event card and an army event card to eliminate this card.</text:p>
      <text:p text:style-name="P5">{flavor}{/i}</text:p>
      <text:p text:style-name="P5">{right}𝐀𝐝𝐯𝐚𝐧𝐭𝐚𝐠𝐞𝐨𝐮𝐬 𝐏𝐨𝐬𝐢𝐭𝐢𝐨𝐧</text:p>
      <text:p text:style-name="P5"/>
      <text:p text:style-name="P5">{i}Requires —{/i} The defending army is in a Free Peoples nation.</text:p>
      <text:p text:style-name="P5"/>
      <text:p text:style-name="P5">This combat round, the Shadow adds -1 to the results of their combat roll {i}(not any reroll){/i} except<text:span text:style-name="T5">ing any dice</text:span> which show unmodified sixes.</text:p>
      <text:p text:style-name="P5"/>
      <text:p text:style-name="P5">{left}3</text:p>
      <text:p text:style-name="P162">04/26</text:p>
      <text:p text:style-name="P5">Book of Mazarbul</text:p>
      <text:p text:style-name="P5">Free Peoples Muster Event</text:p>
      <text:p text:style-name="P5"/>
      <text:p text:style-name="P5">Move companions.</text:p>
      <text:p text:style-name="P5"/>
      <text:p text:style-name="P5">If a companion is in a Dwarven settlement, recruit one Dwarven unit in that region and the Dwarves are now active and at war.</text:p>
      <text:p text:style-name="P6">{flavor}{/i}</text:p>
      <text:p text:style-name="P6">{right}𝐀𝐝𝐯𝐚𝐧𝐭𝐚𝐠𝐞𝐨𝐮𝐬 𝐏𝐨𝐬𝐢𝐭𝐢𝐨𝐧</text:p>
      <text:p text:style-name="P6"/>
      <text:p text:style-name="P6">{i}Requires —{/i} The defending army is in a Free Peoples nation.</text:p>
      <text:p text:style-name="P6"/>
      <text:p text:style-name="P6">This combat round, the Shadow adds -1 to the results of their combat roll {i}(not any reroll){/i} except<text:span text:style-name="T4">ing</text:span> <text:span text:style-name="T3">any dice</text:span> which show unmodified sixes.</text:p>
      <text:p text:style-name="P6"/>
      <text:p text:style-name="P6">{left}3</text:p>
      <text:p text:style-name="P163">05/26</text:p>
      <text:p text:style-name="P10">The Spirit of Mordor</text:p>
      <text:p text:style-name="P10">Free Peoples Army Event</text:p>
      <text:p text:style-name="P10"/>
      <text:p text:style-name="P10">Choose a Shadow army which contains units from more than one nation. Roll five dice; hit that army for each 5+.</text:p>
      <text:p text:style-name="P10">{flavor}{/i}</text:p>
      <text:p text:style-name="P10">{right}𝐒𝐜𝐨𝐮𝐭𝐬</text:p>
      <text:p text:style-name="P10"/>
      <text:p text:style-name="P10">{i}Requires —{/i} The Free Peoples army is defending in a field battle.</text:p>
      <text:p text:style-name="P10"/>
      <text:p text:style-name="P10">Before any combat roll, (𝐚) retreat to an adjacent free region or (𝐛) withdraw into siege.</text:p>
      <text:p text:style-name="P10"/>
      <text:p text:style-name="P10">{left}1</text:p>
      <text:p text:style-name="P164">06/26</text:p>
      <text:p text:style-name="P12">Faramir’s Rangers</text:p>
      <text:p text:style-name="P12">Free Peoples Army Event</text:p>
      <text:p text:style-name="P12"/>
      <text:p text:style-name="P12">Choose a Shadow army in North Ithilien, South Ithilien, or Osgiliath. Roll three dice; hit that army for each 5+.</text:p>
      <text:p text:style-name="P12"/>
      <text:p text:style-name="P12">If there is a Free Peoples army in Osgiliath, recruit one Gondor unit and one Gondor leader there.</text:p>
      <text:p text:style-name="P14">{flavor}{/i}</text:p>
      <text:p text:style-name="P14"><text:span text:style-name="T10">{right}</text:span>𝐒𝐡𝐢𝐞𝐥𝐝-𝐰𝐚𝐥𝐥</text:p>
      <text:p text:style-name="P12"/>
      <text:p text:style-name="P12">This combat round, <text:span text:style-name="T2">if the Shadow combat roll and reroll scores at least two hits, it scores one hit fewer.</text:span></text:p>
      <text:p text:style-name="P12"/>
      <text:p text:style-name="P12">{left}6</text:p>
      <text:p text:style-name="P165">07/26</text:p>
      <text:p text:style-name="P18">Fear! Fire! Foes!</text:p>
      <text:p text:style-name="P18">Free Peoples Muster Event</text:p>
      <text:p text:style-name="P18"/>
      <text:p text:style-name="P18">Move companions.</text:p>
      <text:p text:style-name="P18"/>
      <text:p text:style-name="P18">If a companion is in Bree or the Shire, the North is now active and at war.</text:p>
      <text:p text:style-name="P14">{flavor}{/i}</text:p>
      <text:p text:style-name="P14"><text:span text:style-name="T10">{right}</text:span>𝐒𝐡𝐢𝐞𝐥𝐝-𝐰𝐚𝐥𝐥</text:p>
      <text:p text:style-name="P13"/>
      <text:p text:style-name="P13">This combat round, <text:span text:style-name="T2">if the Shadow combat roll and reroll scores at least two hits, it scores one hit fewer.</text:span></text:p>
      <text:p text:style-name="P13"/>
      <text:p text:style-name="P13">{left}6</text:p>
      <text:p text:style-name="P165">08/26</text:p>
      <text:p text:style-name="P18">Wisdom of Elrond</text:p>
      <text:p text:style-name="P18">Free Peoples Muster Event</text:p>
      <text:p text:style-name="P18"/>
      <text:p text:style-name="P18">Choose a Free Peoples nation. Activate it and advance it one step on the political track.</text:p>
      <text:p text:style-name="P19">{flavor}{/i}</text:p>
      <text:p text:style-name="P19"><text:span text:style-name="T10">{right}</text:span>𝐂𝐨𝐧𝐟𝐮𝐬𝐢𝐨𝐧</text:p>
      <text:p text:style-name="P18"/>
      <text:p text:style-name="P18">This combat round, the Shadow may not reroll any combat dice which <text:span text:style-name="T6">show unmodified ones. For each such die, </text:span><text:span text:style-name="T7">the Free Peoples </text:span><text:span text:style-name="T6">score</text:span><text:span text:style-name="T7">s</text:span><text:span text:style-name="T6"> one additional hit.</text:span></text:p>
      <text:p text:style-name="P18"/>
      <text:p text:style-name="P18">{left}4</text:p>
      <text:p text:style-name="P166">09/26</text:p>
      <text:p text:style-name="P20">The Red Arrow</text:p>
      <text:p text:style-name="P20">Free Peoples Muster Event</text:p>
      <text:p text:style-name="P20"/>
      <text:p text:style-name="P21">{i}Requires —{/i} Gondor is active.</text:p>
      <text:p text:style-name="P21"/>
      <text:p text:style-name="P21">Advance Rohan one step on the political track.</text:p>
      <text:p text:style-name="P21"/>
      <text:p text:style-name="P21">Recruit one Rohan unit and one Rohan leader in Edoras.</text:p>
      <text:p text:style-name="P21">{flavor}{/i}</text:p>
      <text:p text:style-name="P21">{right}𝐒𝐜𝐨𝐮𝐭𝐬</text:p>
      <text:p text:style-name="P21"/>
      <text:p text:style-name="P21">{i}Requires —{/i} The Free Peoples army is defending in a field battle.</text:p>
      <text:p text:style-name="P21"/>
      <text:p text:style-name="P21">Before any combat roll, (𝐚) retreat to an adjacent free region or (𝐛) withdraw into siege.</text:p>
      <text:p text:style-name="P21"/>
      <text:p text:style-name="P21">{left}1</text:p>
      <text:p text:style-name="P167">10/26</text:p>
      <text:p text:style-name="P22">Help Unlooked For</text:p>
      <text:p text:style-name="P22">Free Peoples Army Event</text:p>
      <text:p text:style-name="P22"/>
      <text:p text:style-name="P22">Choose a besieging Shadow army and an adjacent Free Peoples army. That Free Peoples army attacks that Shadow army.</text:p>
      <text:p text:style-name="P22"/>
      <text:p text:style-name="P22">For the duration of that battle, the Shadow’s combat die <text:span text:style-name="T8">limit</text:span> is reduced by a number equal to the number of Free Peoples units in its region, but not below one.</text:p>
      <text:p text:style-name="P23">{flavor}{/i}</text:p>
      <text:p text:style-name="P23">{right}𝐍𝐨 𝐐𝐮𝐚𝐫𝐭𝐞𝐫</text:p>
      <text:p text:style-name="P23"/>
      <text:p text:style-name="P23">If you score at least one hit this combat round, score one additional hit.</text:p>
      <text:p text:style-name="P23"/>
      <text:p text:style-name="P23">{left}5</text:p>
      <text:p text:style-name="P168">11/26</text:p>
      <text:p text:style-name="P24">Paths of the Woses</text:p>
      <text:p text:style-name="P24">Free Peoples Army Event</text:p>
      <text:p text:style-name="P24"/>
      <text:p text:style-name="P24">{i}Requires —{/i} Rohan is at war.</text:p>
      <text:p text:style-name="P24"/>
      <text:p text:style-name="P24">Move a Free Peoples army from a Rohan region, regardless of ongoing siege, to Minas Tirith. If the Shadow controls or is besieging Minas Tirith, instead move the chosen army to an adjacent unobstructed region.</text:p>
      <text:p text:style-name="P24">{flavor}{/i}</text:p>
      <text:p text:style-name="P24">{right}𝐒𝐮𝐝𝐝𝐞𝐧 𝐒𝐭𝐫𝐢𝐤𝐞</text:p>
      <text:p text:style-name="P24"/>
      <text:p text:style-name="P24">Before any combat roll, make a bonus combat roll with combat strength equal to the leadership of the Free Peoples army. {i}(Die limits <text:span text:style-name="T9">are still in force</text:span>. The Shadow applies any hits immediately. Normal combat rolls follow.){/i}</text:p>
      <text:p text:style-name="P24"/>
      <text:p text:style-name="P29">{left}2</text:p>
      <text:p text:style-name="P169">12/26</text:p>
      <text:p text:style-name="P32">Through a Day and a Night</text:p>
      <text:p text:style-name="P32">Free Peoples Army Event</text:p>
      <text:p text:style-name="P32"/>
      <text:p text:style-name="P32">Choose a Free Peoples army with a companion. Move that army, and at least one companion with it, twice. The same figures must move both times.</text:p>
      <text:p text:style-name="P32">{flavor}{/i}</text:p>
      <text:p text:style-name="P19"><text:span text:style-name="T10">{right}</text:span>𝐂𝐨𝐧𝐟𝐮𝐬𝐢𝐨𝐧</text:p>
      <text:p text:style-name="P19"/>
      <text:p text:style-name="P19">This combat round, the Shadow may not reroll any combat dice which <text:span text:style-name="T6">show unmodified ones. For each such die, </text:span><text:span text:style-name="T7">the Free Peoples </text:span><text:span text:style-name="T6">score</text:span><text:span text:style-name="T7">s</text:span><text:span text:style-name="T6"> one additional hit.</text:span></text:p>
      <text:p text:style-name="P19"/>
      <text:p text:style-name="P19">{left}4</text:p>
      <text:p text:style-name="P170">13/26</text:p>
      <text:p text:style-name="P33">Cirdan’s Ships</text:p>
      <text:p text:style-name="P33">Free Peoples Muster Event</text:p>
      <text:p text:style-name="P33"/>
      <text:p text:style-name="P33">{i}Requires —{/i} The Elves are at war.</text:p>
      <text:p text:style-name="P33"/>
      <text:p text:style-name="P33">Recruit two Elven units in a coastal region with a Free Peoples army.</text:p>
      <text:p text:style-name="P33">{flavor}{/i}</text:p>
      <text:p text:style-name="P33">{right}𝐂𝐡𝐚𝐫𝐠𝐞</text:p>
      <text:p text:style-name="P33"/>
      <text:p text:style-name="P25">Before any combat roll, make a bonus combat roll with combat strength equal to the <text:span text:style-name="T11">number of elite units in </text:span>the Free Peoples army. {i}(Die limits <text:span text:style-name="T9">are still in force</text:span>. The Shadow applies any hits immediately. Normal combat rolls follow.){/i}</text:p>
      <text:p text:style-name="P25"/>
      <text:p text:style-name="P30">{left}2</text:p>
      <text:p text:style-name="P171">14/26</text:p>
      <text:p text:style-name="P35">Guards of the Citadel</text:p>
      <text:p text:style-name="P35">Free Peoples Muster Event</text:p>
      <text:p text:style-name="P35"/>
      <text:p text:style-name="P35">Recruit one Gondor unit and one Gondor leader in Minas Tirith.</text:p>
      <text:p text:style-name="P34">{flavor}{/i}</text:p>
      <text:p text:style-name="P34">{right}𝐂𝐡𝐚𝐫𝐠𝐞</text:p>
      <text:p text:style-name="P34"/>
      <text:p text:style-name="P26">Before any combat roll, make a bonus combat roll with combat strength equal to the <text:span text:style-name="T11">number of elite units in </text:span>the Free Peoples army. {i}(Die limits <text:span text:style-name="T9">are still in force</text:span>. The Shadow applies any hits immediately. Normal combat rolls follow.){/i}</text:p>
      <text:p text:style-name="P26"/>
      <text:p text:style-name="P31">{left}2</text:p>
      <text:p text:style-name="P172">15/26</text:p>
      <text:p text:style-name="P36">Celeborn’s Galadhrim</text:p>
      <text:p text:style-name="P36">Free Peoples Muster Event</text:p>
      <text:p text:style-name="P36"/>
      <text:p text:style-name="P36">Recruit one Elven unit in Lórien.</text:p>
      <text:p text:style-name="P36"/>
      <text:p text:style-name="P36">If Lady Galadriel is in play, you may move or attack with one army with an Elven companion, leader, or unit.</text:p>
      <text:p text:style-name="P36"/>
      <text:p text:style-name="P36">If no army moves or attacks in this way, draw a strategy event card.</text:p>
      <text:p text:style-name="P3">{flavor}{/i}</text:p>
      <text:p text:style-name="P3">{right}𝐃𝐚𝐲𝐥𝐢𝐠𝐡𝐭</text:p>
      <text:p text:style-name="P3"/>
      <text:p text:style-name="P3">During this combat round, the Shadow’s combat die <text:span text:style-name="T8">limit</text:span> is three.</text:p>
      <text:p text:style-name="P3"/>
      <text:p text:style-name="P3">{left}3</text:p>
      <text:p text:style-name="P173">16/26</text:p>
      <text:p text:style-name="P38">Riders of Théoden</text:p>
      <text:p text:style-name="P38">Free Peoples Muster Event</text:p>
      <text:p text:style-name="P38"/>
      <text:p text:style-name="P38">Recruit one Rohan unit and one Rohan leader in <text:span text:style-name="T1">(𝐚) </text:span>Edoras<text:span text:style-name="T1"> or (𝐛) </text:span>a Rohan region with a companion.</text:p>
      <text:p text:style-name="P4">{flavor}{/i}</text:p>
      <text:p text:style-name="P4">{right}𝐃𝐚𝐲𝐥𝐢𝐠𝐡𝐭</text:p>
      <text:p text:style-name="P4"/>
      <text:p text:style-name="P4">During this combat round, the Shadow’s combat die <text:span text:style-name="T8">limit</text:span> is three.</text:p>
      <text:p text:style-name="P4"/>
      <text:p text:style-name="P4">{left}3</text:p>
      <text:p text:style-name="P174">17/26</text:p>
      <text:p text:style-name="P39">Grimbeorn the Old, Son of Beorn</text:p>
      <text:p text:style-name="P39">Free Peoples Muster Event</text:p>
      <text:p text:style-name="P39"/>
      <text:p text:style-name="P39">Recruit one North unit and one North leader in <text:span text:style-name="T1">(𝐚) </text:span>Carrock<text:span text:style-name="T1"> or (𝐛) </text:span>an adjacent unobstructed region with a Free Peoples army.</text:p>
      <text:p text:style-name="P11">{flavor}{/i}</text:p>
      <text:p text:style-name="P11">{right}𝐒𝐜𝐨𝐮𝐭𝐬</text:p>
      <text:p text:style-name="P11"/>
      <text:p text:style-name="P11">{i}Requires —{/i} The Free Peoples army is defending in a field battle.</text:p>
      <text:p text:style-name="P11"/>
      <text:p text:style-name="P11">Before any combat roll, (𝐚) retreat to an adjacent free region or (𝐛) withdraw into siege.</text:p>
      <text:p text:style-name="P11"/>
      <text:p text:style-name="P11">{left}1</text:p>
      <text:p text:style-name="P175">18/26</text:p>
      <text:p text:style-name="P40">Imrahil of Dol Amroth</text:p>
      <text:p text:style-name="P40">Free Peoples Muster Event</text:p>
      <text:p text:style-name="P40"/>
      <text:p text:style-name="P40">Recruit one Gondor unit and one Gondor leader in Dol Amroth.</text:p>
      <text:p text:style-name="P15">{flavor}{/i}</text:p>
      <text:p text:style-name="P15"><text:span text:style-name="T10">{right}</text:span>𝐒𝐡𝐢𝐞𝐥𝐝-𝐰𝐚𝐥𝐥</text:p>
      <text:p text:style-name="P15"/>
      <text:p text:style-name="P15">This combat round, <text:span text:style-name="T2">if the Shadow combat roll and reroll scores at least two hits, it scores one hit fewer.</text:span></text:p>
      <text:p text:style-name="P15"/>
      <text:p text:style-name="P15">{left}6</text:p>
      <text:p text:style-name="P176">19/26</text:p>
      <text:p text:style-name="P41">King Brand’s Men</text:p>
      <text:p text:style-name="P41">Free Peoples Muster Event</text:p>
      <text:p text:style-name="P41"/>
      <text:p text:style-name="P41">Recruit two North regular units in <text:span text:style-name="T1">(𝐚) </text:span>Dale<text:span text:style-name="T1"> or (𝐛) </text:span><text:span text:style-name="T12">an adjacent unobstructed region with a Free Peoples army.</text:span></text:p>
      <text:p text:style-name="P16">{flavor}{/i}</text:p>
      <text:p text:style-name="P16"><text:span text:style-name="T10">{right}</text:span>𝐒𝐡𝐢𝐞𝐥𝐝-𝐰𝐚𝐥𝐥</text:p>
      <text:p text:style-name="P16"/>
      <text:p text:style-name="P16">This combat round, <text:span text:style-name="T2">if the Shadow combat roll and reroll scores at least two hits, it scores one hit fewer.</text:span></text:p>
      <text:p text:style-name="P16"/>
      <text:p text:style-name="P16">{left}6</text:p>
      <text:p text:style-name="P177">20/26</text:p>
      <text:p text:style-name="P42">Swords in Eriador</text:p>
      <text:p text:style-name="P42">Free Peoples Muster Event</text:p>
      <text:p text:style-name="P42"/>
      <text:p text:style-name="P42">Recruit a North unit in the Shire and a Dwarven unit in Ered Luin.</text:p>
      <text:p text:style-name="P42"/>
      <text:p text:style-name="P42">Draw a strategy event card.</text:p>
      <text:p text:style-name="P7">{flavor}{/i}</text:p>
      <text:p text:style-name="P7">{right}𝐀𝐝𝐯𝐚𝐧𝐭𝐚𝐠𝐞𝐨𝐮𝐬 𝐏𝐨𝐬𝐢𝐭𝐢𝐨𝐧</text:p>
      <text:p text:style-name="P7"/>
      <text:p text:style-name="P7">{i}Requires —{/i} The defending army is in a Free Peoples nation.</text:p>
      <text:p text:style-name="P7"/>
      <text:p text:style-name="P7">This combat round, the Shadow adds -1 to the results of their combat roll {i}(not any reroll){/i} except<text:span text:style-name="T5">ing any dice</text:span> which show unmodified sixes.</text:p>
      <text:p text:style-name="P7"/>
      <text:p text:style-name="P7">{left}3</text:p>
      <text:p text:style-name="P178">21/26</text:p>
      <text:p text:style-name="P43">Kindred of Glorfindel</text:p>
      <text:p text:style-name="P43">Free Peoples Muster Event</text:p>
      <text:p text:style-name="P43"/>
      <text:p text:style-name="P37">Recruit one Elven unit in <text:span text:style-name="T13">Rivendell</text:span>.</text:p>
      <text:p text:style-name="P37"/>
      <text:p text:style-name="P37">If <text:span text:style-name="T13">Lord Elrond</text:span> is in play, you may move or attack with one army with an Elven companion, leader, or unit.</text:p>
      <text:p text:style-name="P37"/>
      <text:p text:style-name="P37">If no army moves or attacks in this way, draw a strategy event card.</text:p>
      <text:p text:style-name="P8">{flavor}{/i}</text:p>
      <text:p text:style-name="P8">{right}𝐀𝐝𝐯𝐚𝐧𝐭𝐚𝐠𝐞𝐨𝐮𝐬 𝐏𝐨𝐬𝐢𝐭𝐢𝐨𝐧</text:p>
      <text:p text:style-name="P8"/>
      <text:p text:style-name="P8">{i}Requires —{/i} The defending army is in a Free Peoples nation.</text:p>
      <text:p text:style-name="P8"/>
      <text:p text:style-name="P8">This combat round, the Shadow adds -1 to the results of their combat roll {i}(not any reroll){/i} except<text:span text:style-name="T5">ing any dice</text:span> which show unmodified sixes.</text:p>
      <text:p text:style-name="P8"/>
      <text:p text:style-name="P8">{left}3</text:p>
      <text:p text:style-name="P179">22/26</text:p>
      <text:p text:style-name="P44">Dain Ironfoot’s Guard</text:p>
      <text:p text:style-name="P44">Free Peoples Muster Event</text:p>
      <text:p text:style-name="P44"/>
      <text:p text:style-name="P44">Recruit one Dwarven unit and one Dwarven leader in <text:span text:style-name="T1">(𝐚) </text:span>Erebor<text:span text:style-name="T1"> or (𝐛) </text:span><text:span text:style-name="T12">an adjacent unobstructed region with a Free Peoples army.</text:span></text:p>
      <text:p text:style-name="P44">{flavor}{/i}</text:p>
      <text:p text:style-name="P44">{right}𝐕𝐚𝐥𝐨𝐮𝐫</text:p>
      <text:p text:style-name="P44"/>
      <text:p text:style-name="P44">{i}Requires —{/i} A Free Peoples elite unit is in the battle.</text:p>
      <text:p text:style-name="P44"/>
      <text:p text:style-name="P44">This combat round, add +1 to the results of your combat roll {i}(not any reroll){/i}.</text:p>
      <text:p text:style-name="P44"/>
      <text:p text:style-name="P54">{left}3</text:p>
      <text:p text:style-name="P180">23/26</text:p>
      <text:p text:style-name="P57">Éomer, Son of Éomund</text:p>
      <text:p text:style-name="P57">Free Peoples Muster Event</text:p>
      <text:p text:style-name="P57"/>
      <text:p text:style-name="P57">Recruit one Rohan unit and one Rohan leader in a free Rohan region with a settlement.</text:p>
      <text:p text:style-name="P57">{flavor}<text:span text:style-name="T14">{/i}</text:span></text:p>
      <text:p text:style-name="P45">{right}𝐕𝐚𝐥𝐨𝐮𝐫</text:p>
      <text:p text:style-name="P45"/>
      <text:p text:style-name="P45">{i}Requires —{/i} A Free Peoples elite unit is in the battle.</text:p>
      <text:p text:style-name="P45"/>
      <text:p text:style-name="P45">This combat round, add +1 to the results of your combat roll {i}(not any reroll){/i}.</text:p>
      <text:p text:style-name="P45"/>
      <text:p text:style-name="P55">{left}3</text:p>
      <text:p text:style-name="P181">24/26</text:p>
      <text:p text:style-name="P58">Thranduil’s Archers</text:p>
      <text:p text:style-name="P58">Free Peoples Muster Event</text:p>
      <text:p text:style-name="P46"/>
      <text:p text:style-name="P46">Recruit one <text:span text:style-name="T15">Elven</text:span> unit in <text:span text:style-name="T1">(𝐚) </text:span><text:span text:style-name="T15">Woodland Realm</text:span><text:span text:style-name="T1"> or (𝐛) </text:span><text:span text:style-name="T12">an adjacent unobstructed region with a Free Peoples army.</text:span></text:p>
      <text:p text:style-name="P46"/>
      <text:p text:style-name="P58">Draw a strategy event card.</text:p>
      <text:p text:style-name="P46">{flavor}{/i}</text:p>
      <text:p text:style-name="P46">{right}𝐕𝐚𝐥𝐨𝐮𝐫</text:p>
      <text:p text:style-name="P46"/>
      <text:p text:style-name="P46">{i}Requires —{/i} A Free Peoples elite unit is in the battle.</text:p>
      <text:p text:style-name="P46"/>
      <text:p text:style-name="P46">This combat round, add +1 to the results of your combat roll {i}(not any reroll){/i}.</text:p>
      <text:p text:style-name="P46"/>
      <text:p text:style-name="P56">{left}3</text:p>
      <text:p text:style-name="P182">25/26</text:p>
      <text:p text:style-name="P235">Fortune or Fate</text:p>
      <text:p text:style-name="P59">Free Peoples Muster Event</text:p>
      <text:p text:style-name="P59"/>
      <text:p text:style-name="P235">Look at the top two cards of your strategy event deck. Put any number of them on top and the rest on the bottom of that deck in any order.</text:p>
      <text:p text:style-name="P235"/>
      <text:p text:style-name="P235">Reveal the top card of your strategy event deck. Play it or discard it.</text:p>
      <text:p text:style-name="P17">{flavor}{/i}</text:p>
      <text:p text:style-name="P17"><text:span text:style-name="T10">{right}</text:span>𝐒𝐡𝐢𝐞𝐥𝐝-𝐰𝐚𝐥𝐥</text:p>
      <text:p text:style-name="P17"/>
      <text:p text:style-name="P17">This combat round, <text:span text:style-name="T2">if the Shadow combat roll and reroll scores at least two hits, it scores one hit fewer.</text:span></text:p>
      <text:p text:style-name="P17"/>
      <text:p text:style-name="P17">{left}6</text:p>
      <text:p text:style-name="P183">26/26</text:p>
      <text:p text:style-name="P60">Rangers of the North</text:p>
      <text:p text:style-name="P60">Free Peoples Army Event</text:p>
      <text:p text:style-name="P60"/>
      <text:p text:style-name="P61">Choose a region of the North <text:span text:style-name="T16">containing or </text:span>adjacent to a Shadow army. <text:span text:style-name="T16">Roll three dice; hit that army for each 5+.</text:span></text:p>
      <text:p text:style-name="P61"/>
      <text:p text:style-name="P109">If the chosen region is free, recruit one North unit and one North leader there.</text:p>
      <text:p text:style-name="P9">{flavor}{/i}</text:p>
      <text:p text:style-name="P9">{right}𝐀𝐝𝐯𝐚𝐧𝐭𝐚𝐠𝐞𝐨𝐮𝐬 𝐏𝐨𝐬𝐢𝐭𝐢𝐨𝐧</text:p>
      <text:p text:style-name="P9"/>
      <text:p text:style-name="P9">{i}Requires —{/i} The defending army is in a Free Peoples nation.</text:p>
      <text:p text:style-name="P9"/>
      <text:p text:style-name="P9">This combat round, the Shadow adds -1 to the results of their combat roll {i}(not any reroll){/i} except<text:span text:style-name="T5">ing any dice</text:span> which show unmodified sixes.</text:p>
      <text:p text:style-name="P9"/>
      <text:p text:style-name="Text_20_body">{left}3</text:p>
      <text:p text:style-name="P184">01/26</text:p>
      <text:p text:style-name="P67">Elven Cloaks</text:p>
      <text:p text:style-name="P62">Free Peoples Character Event</text:p>
      <text:p text:style-name="P62"/>
      <text:p text:style-name="P67">If the Fellowship is in Mordor, place in the hunt pool a 𝐛𝐥𝐮𝐞 𝟎 <text:span text:style-name="T21">hunt </text:span>tile <text:span text:style-name="T22">from reinforcements</text:span>.</text:p>
      <text:p text:style-name="P67"/>
      <text:p text:style-name="P67">Otherwise, place that tile in <text:span text:style-name="T22">your play area</text:span> {i}(hunt tiles in <text:span text:style-name="T22">play areas</text:span> are placed in the hunt pool when the Fellowship <text:span text:style-name="T103">enters</text:span> Mordor){/i}.</text:p>
      <text:p text:style-name="P72">{flavor}{/i}</text:p>
      <text:p text:style-name="P72">{right}𝐈𝐭 𝐢𝐬 𝐚 𝐆𝐢𝐟𝐭</text:p>
      <text:p text:style-name="P72"/>
      <text:p text:style-name="P72">{i}Requires —{/i} The defending army is in the region with the Fellowship.</text:p>
      <text:p text:style-name="P72"/>
      <text:p text:style-name="P47">This combat round, add +1 to the results of your combat roll <text:span text:style-name="T17">and reroll</text:span>.</text:p>
      <text:p text:style-name="P72"/>
      <text:p text:style-name="P72">{left}3</text:p>
      <text:p text:style-name="P185">0<text:span text:style-name="T18">2</text:span>/26</text:p>
      <text:p text:style-name="P68">Elven <text:span text:style-name="T18">Rope</text:span></text:p>
      <text:p text:style-name="P63">Free Peoples Character Event</text:p>
      <text:p text:style-name="P63"/>
      <text:p text:style-name="P68">If the Fellowship is in Mordor, place in the hunt pool a 𝐛𝐥𝐮𝐞 𝟎 <text:span text:style-name="T21">hunt </text:span>tile <text:span text:style-name="T23">from reinforcements</text:span>.</text:p>
      <text:p text:style-name="P68"/>
      <text:p text:style-name="P71">Otherwise, place that tile in <text:span text:style-name="T22">your play area</text:span> {i}(hunt tiles in <text:span text:style-name="T22">play areas</text:span> are placed in the hunt pool when the Fellowship <text:span text:style-name="T104">enters</text:span> Mordor){/i}.</text:p>
      <text:p text:style-name="P73">{flavor}{/i}</text:p>
      <text:p text:style-name="P73">{right}𝐈𝐭 𝐢𝐬 𝐚 𝐆𝐢𝐟𝐭</text:p>
      <text:p text:style-name="P73"/>
      <text:p text:style-name="P73">{i}Requires —{/i} The defending army is in the region with the Fellowship.</text:p>
      <text:p text:style-name="P73"/>
      <text:p text:style-name="P48">This combat round, add +1 to the results of your combat roll <text:span text:style-name="T17">and reroll</text:span>.</text:p>
      <text:p text:style-name="P73"/>
      <text:p text:style-name="P73">{left}3</text:p>
      <text:p text:style-name="P186">0<text:span text:style-name="T19">3</text:span>/26</text:p>
      <text:p text:style-name="P78">Phial of Galadriel</text:p>
      <text:p text:style-name="P64">Free Peoples Character Event</text:p>
      <text:p text:style-name="P64"/>
      <text:p text:style-name="P69">If the Fellowship is in Mordor, place in the hunt pool <text:span text:style-name="T23">a</text:span> 𝐛𝐥𝐮𝐞 -𝟐 <text:span text:style-name="T21">hunt </text:span>tile <text:span text:style-name="T23">from reinforcements</text:span>.</text:p>
      <text:p text:style-name="P69"/>
      <text:p text:style-name="P71">Otherwise, place that tile in <text:span text:style-name="T22">your play area</text:span> {i}(hunt tiles in <text:span text:style-name="T22">play areas</text:span> are placed in the hunt pool when the Fellowship <text:span text:style-name="T104">enters</text:span> Mordor){/i}.</text:p>
      <text:p text:style-name="P74">{flavor}{/i}</text:p>
      <text:p text:style-name="P74">{right}𝐈𝐭 𝐢𝐬 𝐚 𝐆𝐢𝐟𝐭</text:p>
      <text:p text:style-name="P74"/>
      <text:p text:style-name="P74">{i}Requires —{/i} The defending army is in the region with the Fellowship.</text:p>
      <text:p text:style-name="P74"/>
      <text:p text:style-name="P49">This combat round, add +1 to the results of your combat roll <text:span text:style-name="T17">and reroll</text:span>.</text:p>
      <text:p text:style-name="P74"/>
      <text:p text:style-name="P74">{left}3</text:p>
      <text:p text:style-name="P187">0<text:span text:style-name="T20">4</text:span>/26</text:p>
      <text:p text:style-name="P79">Sméagol Helps Nice Master</text:p>
      <text:p text:style-name="P65">Free Peoples Character Event</text:p>
      <text:p text:style-name="P65"/>
      <text:p text:style-name="P70">If the Fellowship is in Mordor, place in the hunt pool <text:span text:style-name="T23">a</text:span> 𝐛𝐥𝐮𝐞 -𝟏 <text:span text:style-name="T21">hunt </text:span>tile <text:span text:style-name="T24">from reinforcements</text:span>.</text:p>
      <text:p text:style-name="P70"/>
      <text:p text:style-name="P71">Otherwise, place that tile in <text:span text:style-name="T22">your play area</text:span> {i}(hunt tiles in <text:span text:style-name="T22">play areas</text:span> are placed in the hunt pool when the Fellowship <text:span text:style-name="T104">enters</text:span> Mordor){/i}.</text:p>
      <text:p text:style-name="P75">{flavor}{/i}</text:p>
      <text:p text:style-name="P75">{right}𝐈𝐭 𝐢𝐬 𝐚 𝐆𝐢𝐟𝐭</text:p>
      <text:p text:style-name="P75"/>
      <text:p text:style-name="P75">{i}Requires —{/i} The defending army is in the region with the Fellowship.</text:p>
      <text:p text:style-name="P75"/>
      <text:p text:style-name="P50">This combat round, add +1 to the results of your combat roll <text:span text:style-name="T17">and reroll</text:span>.</text:p>
      <text:p text:style-name="P75"/>
      <text:p text:style-name="P75">{left}3</text:p>
      <text:p text:style-name="P188">0<text:span text:style-name="T21">5/</text:span>26</text:p>
      <text:p text:style-name="P80">You Know the Way There</text:p>
      <text:p text:style-name="P66">Free Peoples Character Event</text:p>
      <text:p text:style-name="P66"/>
      <text:p text:style-name="P80">Place in the hunt pool two Sméagol hunt tiles <text:span text:style-name="T25">from reinforcements</text:span>.</text:p>
      <text:p text:style-name="P76">{flavor}{/i}</text:p>
      <text:p text:style-name="P76">{right}𝐁𝐥𝐚𝐝𝐞 𝐨𝐟 𝐖𝐞𝐬𝐭𝐞𝐫𝐧𝐞𝐬𝐬𝐞</text:p>
      <text:p text:style-name="P76"/>
      <text:p text:style-name="P76">{i}Requires —{/i} <text:span text:style-name="T25">Meriadoc or Peregrin is in the battle.</text:span></text:p>
      <text:p text:style-name="P76"/>
      <text:p text:style-name="P81">This combat round, if <text:span text:style-name="T102">the Free Peoples</text:span> combat reroll scores at least one hit, you may choose to reduce that number of hits by one. If you do, choose a minion in the battle and eliminate it.</text:p>
      <text:p text:style-name="P76"/>
      <text:p text:style-name="P76">{left}<text:span text:style-name="T26">6</text:span></text:p>
      <text:p text:style-name="P189">06/26</text:p>
      <text:p text:style-name="P83">Mithril Coat and Sting</text:p>
      <text:p text:style-name="P83">Free Peoples Character Event</text:p>
      <text:p text:style-name="P83"/>
      <text:p text:style-name="P83">Permanent.</text:p>
      <text:p text:style-name="P83"/>
      <text:p text:style-name="P84">{i}Ongoing —{/i} <text:span text:style-name="T36">A</text:span><text:span text:style-name="T37">fter</text:span> the Shadow {i}(not <text:span text:style-name="T41">you</text:span>){/i} draws a hunt tile, you may eliminate this card. If you do, <text:span text:style-name="T35">draw a hunt tile. Your hunt tile </text:span><text:span text:style-name="T39">is used</text:span><text:span text:style-name="T35"> instead of the Shadow’s </text:span><text:span text:style-name="T38">{i}(</text:span><text:span text:style-name="T40">then </text:span><text:span text:style-name="T38">return their hunt tile to the hunt pool){/i}</text:span><text:span text:style-name="T35">.</text:span></text:p>
      <text:p text:style-name="P77">{flavor}{/i}</text:p>
      <text:p text:style-name="P77">{right}𝐁𝐥𝐚𝐝𝐞 𝐨𝐟 𝐖𝐞𝐬𝐭𝐞𝐫𝐧𝐞𝐬𝐬𝐞</text:p>
      <text:p text:style-name="P77"/>
      <text:p text:style-name="P77">{i}Requires —{/i} <text:span text:style-name="T25">Meriadoc or Peregrin is in the battle.</text:span></text:p>
      <text:p text:style-name="P77"/>
      <text:p text:style-name="P82">This combat round, if <text:span text:style-name="T102">the Free Peoples combat</text:span> reroll scores at least one hit, you may choose to reduce t<text:span text:style-name="T56">he number of those hits by one</text:span>. If you do, choose a minion in the battle and eliminate it.</text:p>
      <text:p text:style-name="P77"/>
      <text:p text:style-name="P77">{left}<text:span text:style-name="T26">6</text:span></text:p>
      <text:p text:style-name="P190">07/26</text:p>
      <text:p text:style-name="P85">Axe and Bow</text:p>
      <text:p text:style-name="P85">Free Peoples Character Event</text:p>
      <text:p text:style-name="P85"/>
      <text:p text:style-name="P85">Permanent.</text:p>
      <text:p text:style-name="P85"/>
      <text:p text:style-name="P85">{i}Requires —{/i} Gimli or Legolas is in the Fellowship.</text:p>
      <text:p text:style-name="P85"/>
      <text:p text:style-name="P85">{i}Ongoing —{/i} <text:span text:style-name="T28">Before</text:span><text:span text:style-name="T27"> </text:span><text:span text:style-name="T29">any </text:span>hunt damage is applied, you may eliminate this card.<text:span text:style-name="T27"> If you do, (𝐚) </text:span>reduce that damage by one and (𝐛) no other effects can <text:span text:style-name="T59">reduce</text:span> that damage.</text:p>
      <text:p text:style-name="P88">{flavor}{/i}</text:p>
      <text:p text:style-name="P91">{right}𝐌𝐢𝐠𝐡𝐭𝐲 𝐀𝐭𝐭𝐚𝐜𝐤</text:p>
      <text:p text:style-name="P91"/>
      <text:p text:style-name="P91">Before any combat reroll, you may <text:span text:style-name="T43">forfeit the leadership of a companion in the battle {i}(only possible if </text:span><text:span text:style-name="T55">it</text:span><text:span text:style-name="T43"> has leadership){/i}</text:span>. If you do, choose a die you rolled this combat round, then change its result to a six.</text:p>
      <text:p text:style-name="P91"/>
      <text:p text:style-name="P91">{left}4</text:p>
      <text:p text:style-name="P191">0<text:span text:style-name="T30">8</text:span>/26</text:p>
      <text:p text:style-name="P91">Horn of Gondor</text:p>
      <text:p text:style-name="P86">Free Peoples Character Event</text:p>
      <text:p text:style-name="P86"/>
      <text:p text:style-name="P86">Permanent.</text:p>
      <text:p text:style-name="P86"/>
      <text:p text:style-name="P86">{i}Requires —{/i} <text:span text:style-name="T30">Boromir</text:span> is in the Fellowship.</text:p>
      <text:p text:style-name="P86"/>
      <text:p text:style-name="P86">{i}Ongoing —{/i} <text:span text:style-name="T28">Before</text:span><text:span text:style-name="T27"> </text:span><text:span text:style-name="T29">any </text:span>hunt damage is applied, you may eliminate this card.<text:span text:style-name="T27"> If you do, (𝐚) </text:span>reduce that damage by one and (𝐛) no other effects can <text:span text:style-name="T58">reduce</text:span> that damage.</text:p>
      <text:p text:style-name="P117">{flavor}{/i}</text:p>
      <text:p text:style-name="P112">{right}𝐇𝐞𝐫𝐨𝐢𝐜 𝐃𝐞𝐚𝐭𝐡</text:p>
      <text:p text:style-name="P112"/>
      <text:p text:style-name="P105"><text:span text:style-name="T46">This combat round, if the Shadow combat roll and reroll scores </text:span><text:span text:style-name="T49">one or more </text:span><text:span text:style-name="T46">hits, you </text:span><text:span text:style-name="T47">may eliminate a Free Peoples leader or a companion in the battle. If you do, reduce </text:span><text:span text:style-name="T46">th</text:span><text:span text:style-name="T49">e</text:span><text:span text:style-name="T46"> number </text:span><text:span text:style-name="T48">of </text:span><text:span text:style-name="T49">those </text:span><text:span text:style-name="T48">hits </text:span><text:span text:style-name="T47">by (𝐚) the level of that companion or (𝐛) one. {i}(Negative numbers of hits have no effect.){/i}</text:span></text:p>
      <text:p text:style-name="P112"/>
      <text:p text:style-name="P112">{left}6</text:p>
      <text:p text:style-name="P192">0<text:span text:style-name="T31">9</text:span>/26</text:p>
      <text:p text:style-name="P95">Take Someone You Can Trust</text:p>
      <text:p text:style-name="P87">Free Peoples Character Event</text:p>
      <text:p text:style-name="P87"/>
      <text:p text:style-name="P87">Permanent.</text:p>
      <text:p text:style-name="P87"/>
      <text:p text:style-name="P87">{i}Requires —{/i} <text:span text:style-name="T31">Meriadoc and Peregrin</text:span> <text:span text:style-name="T31">are </text:span>in the Fellowship.</text:p>
      <text:p text:style-name="P87"/>
      <text:p text:style-name="P87">{i}Ongoing —{/i} <text:span text:style-name="T28">Before</text:span><text:span text:style-name="T27"> </text:span><text:span text:style-name="T29">any </text:span>hunt damage <text:span text:style-name="T31">{i}(including zero){/i} </text:span>is applied, you may eliminate this card.<text:span text:style-name="T27"> If you do, </text:span><text:span text:style-name="T32">that damage does not reveal the Fellowship.</text:span></text:p>
      <text:p text:style-name="P89">{flavor}{/i}</text:p>
      <text:p text:style-name="P92">{right}𝐌𝐢𝐠𝐡𝐭𝐲 𝐀𝐭𝐭𝐚𝐜𝐤</text:p>
      <text:p text:style-name="P92"/>
      <text:p text:style-name="P93">Before any combat reroll, you may <text:span text:style-name="T43">forfeit the leadership of a companion in the battle {i}(only possible if </text:span><text:span text:style-name="T55">it</text:span><text:span text:style-name="T43"> has leadership){/i}</text:span>. If you do, choose a die you rolled this combat round, then change its result to a six.</text:p>
      <text:p text:style-name="P92"/>
      <text:p text:style-name="P92">{left}4</text:p>
      <text:p text:style-name="P193">10/26</text:p>
      <text:p text:style-name="P98">Wizard’s Staff</text:p>
      <text:p text:style-name="P96">Free Peoples Character Event</text:p>
      <text:p text:style-name="P96"/>
      <text:p text:style-name="P96">Permanent.</text:p>
      <text:p text:style-name="P96"/>
      <text:p text:style-name="P96">{i}Requires —{/i} Gandalf is in the Fellowship.</text:p>
      <text:p text:style-name="P96"/>
      <text:p text:style-name="P97">{i}Ongoing —{/i} Before<text:span text:style-name="T27"> the Shadow {i}(not </text:span><text:span text:style-name="T41">you</text:span><text:span text:style-name="T27">){/i} </text:span><text:span text:style-name="T34">draws</text:span><text:span text:style-name="T27"> a hunt tile, you may eliminate this card. If you do, </text:span><text:span text:style-name="T34">instead </text:span>the Shadow does not draw <text:span text:style-name="T33">a</text:span> hunt tile.</text:p>
      <text:p text:style-name="P98">{flavor}{/i}</text:p>
      <text:p text:style-name="P98">{right}𝐒𝐞𝐫𝐯𝐚𝐧𝐭 𝐨𝐟 𝐭𝐡𝐞 𝐒𝐞𝐜𝐫𝐞𝐭 𝐅𝐢𝐫𝐞</text:p>
      <text:p text:style-name="P98"/>
      <text:p text:style-name="P99">{i}Requires —{/i} Gandalf is in the battle.</text:p>
      <text:p text:style-name="P99"/>
      <text:p text:style-name="P99">This combat round, <text:span text:style-name="T14">add +1 to the results of your combat roll {i}(not any reroll){/i}.</text:span></text:p>
      <text:p text:style-name="P99"/>
      <text:p text:style-name="P99">{left}3</text:p>
      <text:p text:style-name="P194">11/26</text:p>
      <text:p text:style-name="P100">Athelas</text:p>
      <text:p text:style-name="P100">Free Peoples Character Event</text:p>
      <text:p text:style-name="P100"/>
      <text:p text:style-name="P100">Roll three dice. <text:span text:style-name="T42">If Strider is the guide, reduce corruption for each 3+; otherwise, reduce corruption for each 5+.</text:span></text:p>
      <text:p text:style-name="P101">{flavor}{/i}</text:p>
      <text:p text:style-name="P101">{right}𝐀𝐧𝐝𝐮́𝐫𝐢𝐥</text:p>
      <text:p text:style-name="P101"/>
      <text:p text:style-name="P101">{i}Requires —{/i} Strider/Aragorn is in the battle.</text:p>
      <text:p text:style-name="P101"/>
      <text:p text:style-name="P93">Before any combat reroll, you may <text:span text:style-name="T43">forfeit the leadership of Strider/Aragorn {i}(only possible if it has leadership){/i}</text:span>. If you do, choose <text:span text:style-name="T44">that many dice</text:span> you rolled this combat round, then change <text:span text:style-name="T45">the</text:span> result<text:span text:style-name="T45">s</text:span> <text:span text:style-name="T45">of those dice </text:span>to <text:span text:style-name="T45">sixes</text:span>.</text:p>
      <text:p text:style-name="P101"/>
      <text:p text:style-name="P101">{left}4</text:p>
      <text:p text:style-name="P195">12/26</text:p>
      <text:p text:style-name="P102">There is Another Way</text:p>
      <text:p text:style-name="P102">Free Peoples Character Event</text:p>
      <text:p text:style-name="P102"/>
      <text:p text:style-name="P102">Reduce corruption by one.</text:p>
      <text:p text:style-name="P102"/>
      <text:p text:style-name="P102">If Gollum is the guide, you may (𝐚) hide the Fellowship or <text:span text:style-name="T46">(𝐛) move the Fellowship.</text:span></text:p>
      <text:p text:style-name="P110">{flavor}{/i}</text:p>
      <text:p text:style-name="P110">{right}𝐇𝐞𝐫𝐨𝐢𝐜 𝐃𝐞𝐚𝐭𝐡</text:p>
      <text:p text:style-name="P110"/>
      <text:p text:style-name="P103"><text:span text:style-name="T46">This combat round, if the Shadow combat roll and reroll scores </text:span><text:span text:style-name="T49">one or more </text:span><text:span text:style-name="T46">hits, you </text:span><text:span text:style-name="T47">may eliminate a Free Peoples leader or a companion in the battle. If you do, reduce </text:span><text:span text:style-name="T46">th</text:span><text:span text:style-name="T49">e</text:span><text:span text:style-name="T46"> number </text:span><text:span text:style-name="T48">of </text:span><text:span text:style-name="T49">those </text:span><text:span text:style-name="T48">hits </text:span><text:span text:style-name="T47">by (𝐚) the level of that companion or (𝐛) one. {i}(Negative numbers of hits have no effect.){/i}</text:span></text:p>
      <text:p text:style-name="P110"/>
      <text:p text:style-name="P110">{left}6</text:p>
      <text:p text:style-name="P196">13/26</text:p>
      <text:p text:style-name="P113">Bilbo’s Song</text:p>
      <text:p text:style-name="P113">Free Peoples Character Event</text:p>
      <text:p text:style-name="P113"/>
      <text:p text:style-name="P113">Reduce corruption by one.</text:p>
      <text:p text:style-name="P113"/>
      <text:p text:style-name="P113">If Gollum is the guide, reduce corruption by one.</text:p>
      <text:p text:style-name="P114">{flavor}{/i}</text:p>
      <text:p text:style-name="P114">{right}𝐅𝐚𝐭𝐞𝐟𝐮𝐥 𝐒𝐭𝐫𝐢𝐤𝐞</text:p>
      <text:p text:style-name="P114"/>
      <text:p text:style-name="P107"><text:span text:style-name="T46">This combat round, </text:span><text:span text:style-name="T50">if </text:span><text:span text:style-name="T54">the Free Peoples combat</text:span><text:span text:style-name="T50"> reroll scores (𝐚) </text:span><text:span text:style-name="T51">one hit, eliminate a non-minion Nazgûl in the battle or </text:span><text:span text:style-name="T50">(𝐛) </text:span><text:span text:style-name="T51">two or more hits, eliminate a minion in the battle.</text:span></text:p>
      <text:p text:style-name="P114"/>
      <text:p text:style-name="P114">{left}6</text:p>
      <text:p text:style-name="P197">14/26</text:p>
      <text:p text:style-name="P115">Mirror of Galadriel</text:p>
      <text:p text:style-name="P115">Free Peoples Character Event</text:p>
      <text:p text:style-name="P116"/>
      <text:p text:style-name="P118">Choose an action die in your play area and change its result as desired {i}(move to the hunt box any die changed to an eye result in this way){/i}.</text:p>
      <text:p text:style-name="P116"/>
      <text:p text:style-name="P108"><text:span text:style-name="T46">If Lórien is unconquered and the Fellowship is there, </text:span><text:span text:style-name="T52">search your character event deck for a card, then shuffle your character event deck and put that card on top of it</text:span><text:span text:style-name="T46">.</text:span></text:p>
      <text:p text:style-name="P116">{flavor}{/i}</text:p>
      <text:p text:style-name="P111">{right}𝐇𝐞𝐫𝐨𝐢𝐜 𝐃𝐞𝐚𝐭𝐡</text:p>
      <text:p text:style-name="P111"/>
      <text:p text:style-name="P104"><text:span text:style-name="T46">This combat round, if the Shadow combat roll and reroll scores </text:span><text:span text:style-name="T49">one or more </text:span><text:span text:style-name="T46">hits, you </text:span><text:span text:style-name="T47">may eliminate a Free Peoples leader or a companion in the battle. If you do, reduce </text:span><text:span text:style-name="T46">th</text:span><text:span text:style-name="T49">e</text:span><text:span text:style-name="T46"> number </text:span><text:span text:style-name="T48">of </text:span><text:span text:style-name="T49">those </text:span><text:span text:style-name="T48">hits </text:span><text:span text:style-name="T47">by (𝐚) the level of that companion or (𝐛) one. {i}(Negative numbers of hits have no effect.){/i}</text:span></text:p>
      <text:p text:style-name="P111"/>
      <text:p text:style-name="P111">{left}6</text:p>
      <text:p text:style-name="P201">15/26</text:p>
      <text:p text:style-name="P138">Wind from the West</text:p>
      <text:p text:style-name="P138">Free Peoples Character Event</text:p>
      <text:p text:style-name="P138"/>
      <text:p text:style-name="P138">Choose and eliminate a Shadow event card in play.</text:p>
      <text:p text:style-name="P138"/>
      <text:p text:style-name="P138">If no event card is eliminated in this way, the Shadow reveals their hand. You choose a card from it. The Shadow discards that card.</text:p>
      <text:p text:style-name="P90">{flavor}{/i}</text:p>
      <text:p text:style-name="P94">{right}𝐎𝐫𝐝𝐞𝐫𝐥𝐲 𝐖𝐢𝐭𝐡𝐝𝐫𝐚𝐰𝐚𝐥</text:p>
      <text:p text:style-name="P94"/>
      <text:p text:style-name="P159">{i}Requires —{/i} The Free Peoples army is in a field battle or sortie and contains a companion or leader.</text:p>
      <text:p text:style-name="P94"/>
      <text:p text:style-name="P106"><text:span text:style-name="T46">This combat round, if the Shadow combat roll and reroll scores </text:span><text:span text:style-name="T49">one or more </text:span><text:span text:style-name="T46">hits, </text:span><text:span text:style-name="T53">you may</text:span><text:span text:style-name="T47"> reduce </text:span><text:span text:style-name="T46">th</text:span><text:span text:style-name="T49">e</text:span><text:span text:style-name="T46"> number </text:span><text:span text:style-name="T48">of </text:span><text:span text:style-name="T49">those </text:span><text:span text:style-name="T48">hits </text:span><text:span text:style-name="T47">by</text:span><text:span text:style-name="T53"> </text:span><text:span text:style-name="T47">one. </text:span><text:span text:style-name="T53">If you do, at the end of the combat round you must </text:span><text:span text:style-name="T47">(𝐚) </text:span><text:span text:style-name="T53">if attacking, cease attacking,</text:span><text:span text:style-name="T47"> or (𝐛) </text:span><text:span text:style-name="T53">if defending, retreat to an adjacent free region or withdraw into siege.</text:span></text:p>
      <text:p text:style-name="P94"/>
      <text:p text:style-name="P139">{left}<text:span text:style-name="T57">6</text:span></text:p>
      <text:p text:style-name="P201"><text:span text:style-name="T60">1</text:span>6<text:span text:style-name="T60">/26</text:span></text:p>
      <text:p text:style-name="P119">I Will Go Alone</text:p>
      <text:p text:style-name="P119">Free Peoples Character Event</text:p>
      <text:p text:style-name="P119"/>
      <text:p text:style-name="P119">Separate companions. You may move those companions one additional region.</text:p>
      <text:p text:style-name="P119"/>
      <text:p text:style-name="P119">If any companions were separated in this way, reduce corruption by one.</text:p>
      <text:p text:style-name="P121">{flavor}{/i}</text:p>
      <text:p text:style-name="P121">{right}𝐃𝐚𝐫𝐢𝐧𝐠 𝐃𝐞𝐟𝐢𝐚𝐧𝐜𝐞</text:p>
      <text:p text:style-name="P121"/>
      <text:p text:style-name="P121">{i}Requires —{/i} A companion is in the battle.</text:p>
      <text:p text:style-name="P121"/>
      <text:p text:style-name="P121">This combat round, companions have no leadership and the Shadow combat card has no effect.</text:p>
      <text:p text:style-name="P121"/>
      <text:p text:style-name="P121">{left}0</text:p>
      <text:p text:style-name="P198">1<text:span text:style-name="T73">7</text:span>/26</text:p>
      <text:p text:style-name="P124">We Prove the Swifter</text:p>
      <text:p text:style-name="P124">Free Peoples Character Event</text:p>
      <text:p text:style-name="P124"/>
      <text:p text:style-name="P125">Separate companions or move one group of companions. You may move those companions two additional regions. The destination region may contain a besieged <text:span text:style-name="T61">Free Peoples </text:span>army.</text:p>
      <text:p text:style-name="P122">{flavor}{/i}</text:p>
      <text:p text:style-name="P122">{right}𝐃𝐚𝐫𝐢𝐧𝐠 𝐃𝐞𝐟𝐢𝐚𝐧𝐜𝐞</text:p>
      <text:p text:style-name="P122"/>
      <text:p text:style-name="P122">{i}Requires —{/i} A companion is in the battle.</text:p>
      <text:p text:style-name="P122"/>
      <text:p text:style-name="P122">This combat round, companions have no leadership and the Shadow combat card has no effect.</text:p>
      <text:p text:style-name="P122"/>
      <text:p text:style-name="P122">{left}0</text:p>
      <text:p text:style-name="P199">1<text:span text:style-name="T73">8</text:span>/26</text:p>
      <text:p text:style-name="P127">There and Back Again</text:p>
      <text:p text:style-name="P127">Free Peoples Character Event</text:p>
      <text:p text:style-name="P127"/>
      <text:p text:style-name="P120">Separate companions. You may move those companions one additional region.</text:p>
      <text:p text:style-name="P120"/>
      <text:p text:style-name="P127">If Gimli or Legolas is in any of Dale, Erebor, or Woodland Realm, activate the Dwarves and North, then advance the Dwarves, Elves, and North one step on the political track.</text:p>
      <text:p text:style-name="P128">{flavor}{/i}</text:p>
      <text:p text:style-name="P128">{right}𝐁𝐫𝐚𝐯𝐞 𝐒𝐭𝐚𝐧𝐝</text:p>
      <text:p text:style-name="P128"/>
      <text:p text:style-name="P131"><text:span text:style-name="T62">This combat round, </text:span>the Shadow’s combat die <text:span text:style-name="T8">limit</text:span> is reduced by a number equal to the number of <text:span text:style-name="T62">companions</text:span> in <text:span text:style-name="T62">the battle</text:span>, but not below one.</text:p>
      <text:p text:style-name="P131"/>
      <text:p text:style-name="P134">{left}3</text:p>
      <text:p text:style-name="P200">1<text:span text:style-name="T73">9</text:span>/26</text:p>
      <text:p text:style-name="P135">Gwaihir the Windlord</text:p>
      <text:p text:style-name="P134">Free Peoples Character Event</text:p>
      <text:p text:style-name="P134"/>
      <text:p text:style-name="P135">Permanent.</text:p>
      <text:p text:style-name="P126"/>
      <text:p text:style-name="P135">{i}Immediate —{/i} Recruit <text:span text:style-name="T64">one eagle </text:span><text:span text:style-name="T100">in</text:span><text:span text:style-name="T64"> any </text:span><text:span text:style-name="T99">number</text:span><text:span text:style-name="T64"> of regions with no unconquered Shadow strongholds.</text:span> <text:span text:style-name="T71">T</text:span>ake another action.</text:p>
      <text:p text:style-name="P135"/>
      <text:p text:style-name="P135">{i}Ongoing —{/i} <text:span text:style-name="T63">When you separate companions, </text:span><text:span text:style-name="T65">you may ignore any ongoing siege in the destination region and you may move those companions as though their level were four. If you do, you must eliminate an eagle from the destination region {i}(no eagle, no </text:span><text:span text:style-name="T66">bonus</text:span><text:span text:style-name="T65">){/i}.</text:span></text:p>
      <text:p text:style-name="P135"/>
      <text:p text:style-name="P137">{i}Ongoing —{/i} <text:span text:style-name="T68">When you reveal a combat card, </text:span><text:span text:style-name="T70">if an eagle or Gandalf is </text:span><text:span text:style-name="T101">with the Free Peoples army</text:span><text:span text:style-name="T70">, </text:span><text:span text:style-name="T68">you may eliminate a</text:span><text:span text:style-name="T69">ll eagles</text:span><text:span text:style-name="T68">. If you do, (𝐚) that combat card has no effect. </text:span><text:span text:style-name="T72">Then, </text:span><text:span text:style-name="T68">(𝐛) roll three dice; for each result </text:span><text:span text:style-name="T72">less than or equal to the number of Nazgûl in the battle</text:span><text:span text:style-name="T68">, </text:span><text:span text:style-name="T69">eliminate a non-minion Nazgûl in the battle. </text:span><text:span text:style-name="T72">Then, </text:span><text:span text:style-name="T68">(𝐜) </text:span><text:span text:style-name="T72">move each non-minion Nazgûl in the battle to Barad-dûr.</text:span></text:p>
      <text:p text:style-name="P135"/>
      <text:p text:style-name="P136">{i}Ongoing —{/i} <text:span text:style-name="T67">When the Fellowship </text:span><text:span text:style-name="T104">enters</text:span><text:span text:style-name="T67"> Mordor, you may move each eagle in play to any region.</text:span></text:p>
      <text:p text:style-name="P123">{flavor}{/i}</text:p>
      <text:p text:style-name="P123">{right}𝐃𝐚𝐫𝐢𝐧𝐠 𝐃𝐞𝐟𝐢𝐚𝐧𝐜𝐞</text:p>
      <text:p text:style-name="P123"/>
      <text:p text:style-name="P123">{i}Requires —{/i} A companion is in the battle.</text:p>
      <text:p text:style-name="P123"/>
      <text:p text:style-name="P123">This combat round, companions have no leadership and the Shadow combat card has no effect.</text:p>
      <text:p text:style-name="P123"/>
      <text:p text:style-name="P123">{left}0</text:p>
      <text:p text:style-name="P202">20/26</text:p>
      <text:p text:style-name="P140">Challenge of the King</text:p>
      <text:p text:style-name="P140">Free Peoples Character Event</text:p>
      <text:p text:style-name="P140"/>
      <text:p text:style-name="P140">{i}Requires —{/i} Strider/Aragorn is with a Free Peoples army.</text:p>
      <text:p text:style-name="P140"/>
      <text:p text:style-name="P140">Draw three hunt tiles. <text:span text:style-name="T74">Eliminate up to two of them w</text:span><text:span text:style-name="T75">ith Eye symbols. </text:span><text:span text:style-name="T76">If all three have Eye symbols, eliminate Strider/Aragorn. Return the rest to the hunt pool.</text:span></text:p>
      <text:p text:style-name="P27">{flavor}{/i}</text:p>
      <text:p text:style-name="P27">{right}𝐒𝐮𝐝𝐝𝐞𝐧 𝐒𝐭𝐫𝐢𝐤𝐞</text:p>
      <text:p text:style-name="P27"/>
      <text:p text:style-name="P27">Before any combat roll, make a bonus combat roll with combat strength equal to the leadership of the Free Peoples army. {i}(Die limits <text:span text:style-name="T9">are still in force</text:span>. The Shadow applies any hits immediately. Normal combat rolls follow.){/i}</text:p>
      <text:p text:style-name="P27"/>
      <text:p text:style-name="P141">{left}2</text:p>
      <text:p text:style-name="P203">21/26</text:p>
      <text:p text:style-name="P142">The Grey Company</text:p>
      <text:p text:style-name="P142">Free Peoples Character Event</text:p>
      <text:p text:style-name="P142"/>
      <text:p text:style-name="P143">Recruit a North elite unit in the region with Strider/Aragorn. <text:span text:style-name="T77">While that unit remains with Strider/Aragorn, it may move and attack </text:span><text:span text:style-name="T78">regardless of political track.</text:span></text:p>
      <text:p text:style-name="P143"/>
      <text:p text:style-name="P144">You may search your character event deck for a card named <text:span text:style-name="T79">Dead Men of Dunharrow</text:span><text:span text:style-name="T80">, </text:span><text:span text:style-name="T81">reveal it, and put it into your hand. If you do, shuffle your character event deck.</text:span></text:p>
      <text:p text:style-name="P211">{flavor}{/i}</text:p>
      <text:p text:style-name="P129">{right}𝐁𝐫𝐚𝐯𝐞 𝐒𝐭𝐚𝐧𝐝</text:p>
      <text:p text:style-name="P129"/>
      <text:p text:style-name="P132"><text:span text:style-name="T62">This combat round, </text:span>the Shadow’s combat die <text:span text:style-name="T8">limit</text:span> is reduced by a number equal to the number of <text:span text:style-name="T62">companions</text:span> in <text:span text:style-name="T62">the battle</text:span>, but not below one.</text:p>
      <text:p text:style-name="P132"/>
      <text:p text:style-name="P213">{left}3</text:p>
      <text:p text:style-name="P204"><text:span text:style-name="T81">2</text:span><text:span text:style-name="T80">2/26</text:span></text:p>
      <text:p text:style-name="P215">Dead Men of Dunharrow</text:p>
      <text:p text:style-name="P215">Free Peoples Character Event</text:p>
      <text:p text:style-name="P215"/>
      <text:p text:style-name="P216">Permanent.</text:p>
      <text:p text:style-name="P215"/>
      <text:p text:style-name="P145"><text:span text:style-name="T80">{i}Requires —{/i} Strider/Aragorn is in Gondor or Rohan, </text:span><text:span text:style-name="T82">but not</text:span><text:span text:style-name="T80"> Minas Tirith.</text:span></text:p>
      <text:p text:style-name="P215"/>
      <text:p text:style-name="P146"><text:span text:style-name="T89">{i}Immediate —{/i} </text:span><text:span text:style-name="T80">Move Strider/Aragorn and any nu</text:span><text:span text:style-name="T83">mber of companions from the same region to </text:span><text:span text:style-name="T84">Erech.</text:span><text:span text:style-name="T83"> Recruit one dead man in any number of Gondor settlements.</text:span></text:p>
      <text:p text:style-name="P217"/>
      <text:p text:style-name="P149"><text:span text:style-name="T85">{</text:span><text:span text:style-name="T80">i}Ongoing —{/i} In each round of combat, if a dead man is with either army, the Shadow cannot score hits and the Free Peoples adds +2 to their combat roll and reroll.</text:span></text:p>
      <text:p text:style-name="P217"/>
      <text:p text:style-name="P148"><text:span text:style-name="T89">{i}Ongoing —{/i} </text:span><text:span text:style-name="T86">W</text:span><text:span text:style-name="T80">hen Strider/Aragorn moves {i}(including with an army){/i}</text:span><text:span text:style-name="T86"> </text:span><text:span text:style-name="T80">into a region with a dead man</text:span><text:span text:style-name="T90">, </text:span><text:span text:style-name="T88">gain control of that region, </text:span><text:span text:style-name="T89">then recruit up to two Gondor regular units. </text:span><text:span text:style-name="T90">Any Shadow army in that region, the Shadow (𝐚) retreats to an adjacent free region or (𝐛) eliminates {i}(every figure, including minions){/i}.</text:span></text:p>
      <text:p text:style-name="P218"/>
      <text:p text:style-name="P147"><text:span text:style-name="T91">{i}Ongoing —{/i} </text:span><text:span text:style-name="T80">At the end of </text:span><text:span text:style-name="T91">the</text:span><text:span text:style-name="T80"> turn, eliminate </text:span><text:span text:style-name="T91">this card and </text:span><text:span text:style-name="T80">all dead men.</text:span></text:p>
      <text:p text:style-name="P28">{flavor}{/i}</text:p>
      <text:p text:style-name="P28">{right}𝐒𝐮𝐝𝐝𝐞𝐧 𝐒𝐭𝐫𝐢𝐤𝐞</text:p>
      <text:p text:style-name="P28"/>
      <text:p text:style-name="P28">Before any combat roll, make a bonus combat roll with combat strength equal to the leadership of the Free Peoples army. {i}(Die limits <text:span text:style-name="T9">are still in force</text:span>. The Shadow applies any hits immediately. Normal combat rolls follow.){/i}</text:p>
      <text:p text:style-name="P28"/>
      <text:p text:style-name="P219">{left}2</text:p>
      <text:p text:style-name="P236">23/26</text:p>
      <text:p text:style-name="P220">House of the Stewards</text:p>
      <text:p text:style-name="P220">Free Peoples Character Event</text:p>
      <text:p text:style-name="P220"/>
      <text:p text:style-name="P220">{i}Requires —{/i} Boromir is in Gondor.</text:p>
      <text:p text:style-name="P220"/>
      <text:p text:style-name="P220">Recruit a Gondor unit in the region with Boromir.</text:p>
      <text:p text:style-name="P220"/>
      <text:p text:style-name="P220">Draw two strategy event cards.</text:p>
      <text:p text:style-name="P212">{flavor}{/i}</text:p>
      <text:p text:style-name="P130">{right}𝐁𝐫𝐚𝐯𝐞 𝐒𝐭𝐚𝐧𝐝</text:p>
      <text:p text:style-name="P130"/>
      <text:p text:style-name="P133"><text:span text:style-name="T62">This combat round, </text:span>the Shadow’s combat die <text:span text:style-name="T8">limit</text:span> is reduced by a number equal to the number of <text:span text:style-name="T62">companions</text:span> in <text:span text:style-name="T62">the battle</text:span>, but not below one.</text:p>
      <text:p text:style-name="P133"/>
      <text:p text:style-name="P214">{left}3</text:p>
      <text:p text:style-name="P205"><text:span text:style-name="T81">2</text:span><text:span text:style-name="T80">4/26</text:span></text:p>
      <text:p text:style-name="P221">The Ents Awake</text:p>
      <text:p text:style-name="P221">Free Peoples Character Event</text:p>
      <text:p text:style-name="P221"/>
      <text:p text:style-name="P224">{i}Requires —{/i} Gandalf the White is in play and a companion is in Fangorn.</text:p>
      <text:p text:style-name="P224"/>
      <text:p text:style-name="P150"><text:span text:style-name="T80">Recruit an ent in a region within two regions of Fangorn. If there is a Shadow army there, roll three dice; hit that army for each </text:span><text:span text:style-name="T95">4</text:span><text:span text:style-name="T80">+.</text:span></text:p>
      <text:p text:style-name="P227"/>
      <text:p text:style-name="P150"><text:span text:style-name="T92">E</text:span><text:span text:style-name="T80">liminate all Nazgûl and minions in regions which contain more ents than Shadow units.</text:span></text:p>
      <text:p text:style-name="P227"/>
      <text:p text:style-name="P153"><text:span text:style-name="T80">If Gandalf is in Fangorn or Rohan, you may</text:span><text:span text:style-name="T93"> (𝐚) </text:span><text:span text:style-name="T94">play or </text:span><text:span text:style-name="T93">(𝐛) </text:span><text:span text:style-name="T94">draw</text:span><text:span text:style-name="T80"> a character event card.</text:span></text:p>
      <text:p text:style-name="P230">{flavor}{/i}</text:p>
      <text:p text:style-name="P230">{right}𝐄𝐧𝐭𝐬’ 𝐑𝐚𝐠𝐞</text:p>
      <text:p text:style-name="P230"/>
      <text:p text:style-name="P230">{i}Requires —{/i} The defending army is within two regions of Fangorn.</text:p>
      <text:p text:style-name="P230"/>
      <text:p text:style-name="P156"><text:span text:style-name="T96">This combat round, add +</text:span><text:span text:style-name="T80">2</text:span><text:span text:style-name="T96"> to the results of your combat roll {i}(not any reroll){/i}.</text:span></text:p>
      <text:p text:style-name="P51"/>
      <text:p text:style-name="P233">{left}3</text:p>
      <text:p text:style-name="P206"><text:span text:style-name="T81">2</text:span><text:span text:style-name="T97">5/</text:span><text:span text:style-name="T80">26</text:span></text:p>
      <text:p text:style-name="P222">The Ents Awake</text:p>
      <text:p text:style-name="P222">Free Peoples Character Event</text:p>
      <text:p text:style-name="P222"/>
      <text:p text:style-name="P225">{i}Requires —{/i} Gandalf the White is in play and a companion is in Fangorn.</text:p>
      <text:p text:style-name="P225"/>
      <text:p text:style-name="P151"><text:span text:style-name="T80">Recruit an ent in a region within two regions of Fangorn. If there is a Shadow army there, roll three dice; hit that army for each </text:span><text:span text:style-name="T95">4</text:span><text:span text:style-name="T80">+.</text:span></text:p>
      <text:p text:style-name="P228"/>
      <text:p text:style-name="P151"><text:span text:style-name="T92">E</text:span><text:span text:style-name="T80">liminate all Nazgûl and minions in regions which contain more ents than Shadow units.</text:span></text:p>
      <text:p text:style-name="P228"/>
      <text:p text:style-name="P154"><text:span text:style-name="T80">If Gandalf is in Fangorn or Rohan, you may</text:span><text:span text:style-name="T93"> (𝐚) </text:span><text:span text:style-name="T94">play or </text:span><text:span text:style-name="T93">(𝐛) </text:span><text:span text:style-name="T94">draw</text:span><text:span text:style-name="T80"> a character event card.</text:span></text:p>
      <text:p text:style-name="P231">{flavor}{/i}</text:p>
      <text:p text:style-name="P231">{right}𝐇𝐮𝐨𝐫𝐧-𝐝𝐚𝐫𝐤</text:p>
      <text:p text:style-name="P231"/>
      <text:p text:style-name="P231">{i}Requires —{/i} The defending army is within two regions of Fangorn.</text:p>
      <text:p text:style-name="P231"/>
      <text:p text:style-name="P158"><text:span text:style-name="T96">During this combat round, the Shadow’s combat die </text:span><text:span text:style-name="T87">limit</text:span><text:span text:style-name="T96"> is </text:span><text:span text:style-name="T97">two</text:span><text:span text:style-name="T96">.</text:span></text:p>
      <text:p text:style-name="P52"/>
      <text:p text:style-name="P234">{left}3</text:p>
      <text:p text:style-name="P207"><text:span text:style-name="T81">2</text:span><text:span text:style-name="T98">6</text:span><text:span text:style-name="T97">/</text:span><text:span text:style-name="T80">26</text:span></text:p>
      <text:p text:style-name="P223">The Ents Awake</text:p>
      <text:p text:style-name="P223">Free Peoples Character Event</text:p>
      <text:p text:style-name="P223"/>
      <text:p text:style-name="P226">{i}Requires —{/i} Gandalf the White is in play and a companion is in Fangorn.</text:p>
      <text:p text:style-name="P226"/>
      <text:p text:style-name="P152"><text:span text:style-name="T80">Recruit an ent in a region within two regions of Fangorn. If there is a Shadow army there, roll three dice; hit that army for each </text:span><text:span text:style-name="T95">4</text:span><text:span text:style-name="T80">+.</text:span></text:p>
      <text:p text:style-name="P229"/>
      <text:p text:style-name="P152"><text:span text:style-name="T92">E</text:span><text:span text:style-name="T80">liminate all Nazgûl and minions in regions which contain more ents than Shadow units.</text:span></text:p>
      <text:p text:style-name="P229"/>
      <text:p text:style-name="P155"><text:span text:style-name="T80">If Gandalf is in Fangorn or Rohan, you may</text:span><text:span text:style-name="T93"> (𝐚) </text:span><text:span text:style-name="T94">play or </text:span><text:span text:style-name="T93">(𝐛) </text:span><text:span text:style-name="T94">draw</text:span><text:span text:style-name="T80"> a character event card.</text:span></text:p>
      <text:p text:style-name="P232">{flavor}{/i}</text:p>
      <text:p text:style-name="P232">{right}𝐍𝐚𝐦𝐞𝐥𝐞𝐬𝐬 𝐖𝐨𝐨𝐝</text:p>
      <text:p text:style-name="P232"/>
      <text:p text:style-name="P232">{i}Requires —{/i} The defending army is within two regions of Fangorn.</text:p>
      <text:p text:style-name="P53"/>
      <text:p text:style-name="P160">This combat round, if the Free Peoples combat roll and reroll scores at least one hit, it scores two hits more.</text:p>
      <text:p text:style-name="P160"/>
      <text:p text:style-name="P157"><text:span text:style-name="T80">{left}</text:span><text:span text:style-name="T98">5</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24T10:37:04.901000000</meta:creation-date>
    <dc:date>2021-08-06T12:30:55.077000000</dc:date>
    <meta:editing-duration>PT7H39M27S</meta:editing-duration>
    <meta:editing-cycles>181</meta:editing-cycles>
    <meta:generator>LibreOffice/7.0.5.2$Windows_X86_64 LibreOffice_project/64390860c6cd0aca4beafafcfd84613dd9dfb63a</meta:generator>
    <meta:document-statistic meta:table-count="0" meta:image-count="0" meta:object-count="0" meta:page-count="52" meta:paragraph-count="507" meta:word-count="4190" meta:character-count="24633" meta:non-whitespace-character-count="20950"/>
  </office:meta>
</office:document-meta>
</file>